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jacLR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809" calcext:value-type="float">
            <text:p>60809</text:p>
          </table:table-cell>
          <table:table-cell office:value-type="float" office:value="13316" calcext:value-type="float">
            <text:p>13316</text:p>
          </table:table-cell>
          <table:table-cell office:value-type="float" office:value="4810508298.92" calcext:value-type="float">
            <text:p>4810508298.92</text:p>
          </table:table-cell>
          <table:table-cell office:value-type="float" office:value="8561190090.57" calcext:value-type="float">
            <text:p>8561190090.57</text:p>
          </table:table-cell>
          <table:table-cell office:value-type="float" office:value="5569285.14" calcext:value-type="float">
            <text:p>5569285.14</text:p>
          </table:table-cell>
          <table:table-cell office:value-type="float" office:value="218385907.42" calcext:value-type="float">
            <text:p>218385907.42</text:p>
          </table:table-cell>
          <table:table-cell office:value-type="float" office:value="145560676.35" calcext:value-type="float">
            <text:p>145560676.35</text:p>
          </table:table-cell>
          <table:table-cell office:value-type="float" office:value="141804459.64" calcext:value-type="float">
            <text:p>14180445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569285.14" calcext:value-type="float">
            <text:p>5569285.14</text:p>
          </table:table-cell>
          <table:table-cell office:value-type="float" office:value="14.48" calcext:value-type="float">
            <text:p>14.48</text:p>
          </table:table-cell>
          <table:table-cell office:value-type="float" office:value="9.65" calcext:value-type="float">
            <text:p>9.65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0811" calcext:value-type="float">
            <text:p>60811</text:p>
          </table:table-cell>
          <table:table-cell office:value-type="float" office:value="15546" calcext:value-type="float">
            <text:p>15546</text:p>
          </table:table-cell>
          <table:table-cell office:value-type="float" office:value="2041189624.38" calcext:value-type="float">
            <text:p>2041189624.38</text:p>
          </table:table-cell>
          <table:table-cell office:value-type="float" office:value="7826843614.22" calcext:value-type="float">
            <text:p>7826843614.22</text:p>
          </table:table-cell>
          <table:table-cell office:value-type="float" office:value="8100917.72" calcext:value-type="float">
            <text:p>8100917.72</text:p>
          </table:table-cell>
          <table:table-cell office:value-type="float" office:value="246871289.66" calcext:value-type="float">
            <text:p>246871289.66</text:p>
          </table:table-cell>
          <table:table-cell office:value-type="float" office:value="241601319.44" calcext:value-type="float">
            <text:p>241601319.44</text:p>
          </table:table-cell>
          <table:table-cell office:value-type="float" office:value="7210627.38" calcext:value-type="float">
            <text:p>7210627.38</text:p>
          </table:table-cell>
          <table:table-cell office:value-type="float" office:value="40.27" calcext:value-type="float">
            <text:p>40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8100917.72" calcext:value-type="float">
            <text:p>8100917.72</text:p>
          </table:table-cell>
          <table:table-cell office:value-type="float" office:value="17.89" calcext:value-type="float">
            <text:p>17.89</text:p>
          </table:table-cell>
          <table:table-cell office:value-type="float" office:value="17.52" calcext:value-type="float">
            <text:p>17.52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277.12" calcext:value-type="float">
            <text:p>277.12</text:p>
          </table:table-cell>
        </table:table-row>
        <table:table-row table:style-name="ro1">
          <table:table-cell/>
          <table:table-cell office:value-type="float" office:value="60829" calcext:value-type="float">
            <text:p>60829</text:p>
          </table:table-cell>
          <table:table-cell office:value-type="float" office:value="1420" calcext:value-type="float">
            <text:p>1420</text:p>
          </table:table-cell>
          <table:table-cell office:value-type="float" office:value="3505762401.5" calcext:value-type="float">
            <text:p>3505762401.5</text:p>
          </table:table-cell>
          <table:table-cell office:value-type="float" office:value="6339119886.5" calcext:value-type="float">
            <text:p>6339119886.5</text:p>
          </table:table-cell>
          <table:table-cell office:value-type="float" office:value="3883006" calcext:value-type="float">
            <text:p>3883006</text:p>
          </table:table-cell>
          <table:table-cell office:value-type="float" office:value="154294312.5" calcext:value-type="float">
            <text:p>154294312.5</text:p>
          </table:table-cell>
          <table:table-cell office:value-type="float" office:value="102822335" calcext:value-type="float">
            <text:p>102822335</text:p>
          </table:table-cell>
          <table:table-cell office:value-type="float" office:value="100159999" calcext:value-type="float">
            <text:p>10015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3883006" calcext:value-type="float">
            <text:p>3883006</text:p>
          </table:table-cell>
          <table:table-cell office:value-type="float" office:value="14" calcext:value-type="float">
            <text:p>14</text:p>
          </table:table-cell>
          <table:table-cell office:value-type="float" office:value="9.34" calcext:value-type="float">
            <text:p>9.34</text:p>
          </table:table-cell>
          <table:table-cell office:value-type="float" office:value="9.1" calcext:value-type="float">
            <text:p>9.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jacLR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852" calcext:value-type="float">
            <text:p>60852</text:p>
          </table:table-cell>
          <table:table-cell office:value-type="float" office:value="13339" calcext:value-type="float">
            <text:p>13339</text:p>
          </table:table-cell>
          <table:table-cell office:value-type="float" office:value="4800756452.28" calcext:value-type="float">
            <text:p>4800756452.28</text:p>
          </table:table-cell>
          <table:table-cell office:value-type="float" office:value="8557566808.78" calcext:value-type="float">
            <text:p>8557566808.78</text:p>
          </table:table-cell>
          <table:table-cell office:value-type="float" office:value="5579038.5" calcext:value-type="float">
            <text:p>5579038.5</text:p>
          </table:table-cell>
          <table:table-cell office:value-type="float" office:value="218369876.57" calcext:value-type="float">
            <text:p>218369876.57</text:p>
          </table:table-cell>
          <table:table-cell office:value-type="float" office:value="145646852.57" calcext:value-type="float">
            <text:p>145646852.57</text:p>
          </table:table-cell>
          <table:table-cell office:value-type="float" office:value="141812691" calcext:value-type="float">
            <text:p>14181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579038.5" calcext:value-type="float">
            <text:p>5579038.5</text:p>
          </table:table-cell>
          <table:table-cell office:value-type="float" office:value="14.46" calcext:value-type="float">
            <text:p>14.46</text:p>
          </table:table-cell>
          <table:table-cell office:value-type="float" office:value="9.64" calcext:value-type="float">
            <text:p>9.64</text:p>
          </table:table-cell>
          <table:table-cell office:value-type="float" office:value="9.39" calcext:value-type="float">
            <text:p>9.39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0854" calcext:value-type="float">
            <text:p>60854</text:p>
          </table:table-cell>
          <table:table-cell office:value-type="float" office:value="23165" calcext:value-type="float">
            <text:p>23165</text:p>
          </table:table-cell>
          <table:table-cell office:value-type="float" office:value="2070507126.52" calcext:value-type="float">
            <text:p>2070507126.52</text:p>
          </table:table-cell>
          <table:table-cell office:value-type="float" office:value="8401701894.4" calcext:value-type="float">
            <text:p>8401701894.4</text:p>
          </table:table-cell>
          <table:table-cell office:value-type="float" office:value="7222711.56" calcext:value-type="float">
            <text:p>7222711.56</text:p>
          </table:table-cell>
          <table:table-cell office:value-type="float" office:value="267250843.8" calcext:value-type="float">
            <text:p>267250843.8</text:p>
          </table:table-cell>
          <table:table-cell office:value-type="float" office:value="260997848.84" calcext:value-type="float">
            <text:p>260997848.84</text:p>
          </table:table-cell>
          <table:table-cell office:value-type="float" office:value="7957131" calcext:value-type="float">
            <text:p>7957131</text:p>
          </table:table-cell>
          <table:table-cell office:value-type="float" office:value="43.04" calcext:value-type="float">
            <text:p>43.0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222711.56" calcext:value-type="float">
            <text:p>7222711.56</text:p>
          </table:table-cell>
          <table:table-cell office:value-type="float" office:value="18.11" calcext:value-type="float">
            <text:p>18.11</text:p>
          </table:table-cell>
          <table:table-cell office:value-type="float" office:value="17.7" calcext:value-type="float">
            <text:p>17.7</text:p>
          </table:table-cell>
          <table:table-cell office:value-type="float" office:value="0.51" calcext:value-type="float">
            <text:p>0.51</text:p>
          </table:table-cell>
          <table:table-cell office:value-type="float" office:value="1.02" calcext:value-type="float">
            <text:p>1.02</text:p>
          </table:table-cell>
          <table:table-cell office:value-type="float" office:value="178.47" calcext:value-type="float">
            <text:p>178.47</text:p>
          </table:table-cell>
        </table:table-row>
        <table:table-row table:style-name="ro1">
          <table:table-cell/>
          <table:table-cell office:value-type="float" office:value="60872" calcext:value-type="float">
            <text:p>60872</text:p>
          </table:table-cell>
          <table:table-cell office:value-type="float" office:value="9019" calcext:value-type="float">
            <text:p>9019</text:p>
          </table:table-cell>
          <table:table-cell office:value-type="float" office:value="5097558161.44" calcext:value-type="float">
            <text:p>5097558161.44</text:p>
          </table:table-cell>
          <table:table-cell office:value-type="float" office:value="9087456153.55" calcext:value-type="float">
            <text:p>9087456153.55</text:p>
          </table:table-cell>
          <table:table-cell office:value-type="float" office:value="5850055.11" calcext:value-type="float">
            <text:p>5850055.11</text:p>
          </table:table-cell>
          <table:table-cell office:value-type="float" office:value="231085677.66" calcext:value-type="float">
            <text:p>231085677.66</text:p>
          </table:table-cell>
          <table:table-cell office:value-type="float" office:value="154004977.77" calcext:value-type="float">
            <text:p>154004977.77</text:p>
          </table:table-cell>
          <table:table-cell office:value-type="float" office:value="149997771.44" calcext:value-type="float">
            <text:p>14999777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850055.11" calcext:value-type="float">
            <text:p>5850055.11</text:p>
          </table:table-cell>
          <table:table-cell office:value-type="float" office:value="14.75" calcext:value-type="float">
            <text:p>14.75</text:p>
          </table:table-cell>
          <table:table-cell office:value-type="float" office:value="9.83" calcext:value-type="float">
            <text:p>9.83</text:p>
          </table:table-cell>
          <table:table-cell office:value-type="float" office:value="9.57" calcext:value-type="float">
            <text:p>9.57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jacLR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895" calcext:value-type="float">
            <text:p>60895</text:p>
          </table:table-cell>
          <table:table-cell office:value-type="float" office:value="10029" calcext:value-type="float">
            <text:p>10029</text:p>
          </table:table-cell>
          <table:table-cell office:value-type="float" office:value="5180723413" calcext:value-type="float">
            <text:p>5180723413</text:p>
          </table:table-cell>
          <table:table-cell office:value-type="float" office:value="8780222610.5" calcext:value-type="float">
            <text:p>8780222610.5</text:p>
          </table:table-cell>
          <table:table-cell office:value-type="float" office:value="6065702.42" calcext:value-type="float">
            <text:p>6065702.42</text:p>
          </table:table-cell>
          <table:table-cell office:value-type="float" office:value="235535885.64" calcext:value-type="float">
            <text:p>235535885.64</text:p>
          </table:table-cell>
          <table:table-cell office:value-type="float" office:value="156963941.85" calcext:value-type="float">
            <text:p>156963941.85</text:p>
          </table:table-cell>
          <table:table-cell office:value-type="float" office:value="153224333.21" calcext:value-type="float">
            <text:p>153224333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6065702.42" calcext:value-type="float">
            <text:p>6065702.42</text:p>
          </table:table-cell>
          <table:table-cell office:value-type="float" office:value="15.59" calcext:value-type="float">
            <text:p>15.59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4" calcext:value-type="float">
            <text:p>10.14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897" calcext:value-type="float">
            <text:p>60897</text:p>
          </table:table-cell>
          <table:table-cell office:value-type="float" office:value="87809" calcext:value-type="float">
            <text:p>87809</text:p>
          </table:table-cell>
          <table:table-cell office:value-type="float" office:value="7907463653.28" calcext:value-type="float">
            <text:p>7907463653.28</text:p>
          </table:table-cell>
          <table:table-cell office:value-type="float" office:value="5813587802.35" calcext:value-type="float">
            <text:p>5813587802.35</text:p>
          </table:table-cell>
          <table:table-cell office:value-type="float" office:value="189412.93" calcext:value-type="float">
            <text:p>189412.93</text:p>
          </table:table-cell>
          <table:table-cell office:value-type="float" office:value="15628581.08" calcext:value-type="float">
            <text:p>15628581.08</text:p>
          </table:table-cell>
          <table:table-cell office:value-type="float" office:value="24436556.14" calcext:value-type="float">
            <text:p>24436556.14</text:p>
          </table:table-cell>
          <table:table-cell office:value-type="float" office:value="4579447.63" calcext:value-type="float">
            <text:p>4579447.63</text:p>
          </table:table-cell>
          <table:table-cell office:value-type="float" office:value="37.93" calcext:value-type="float">
            <text:p>37.9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412.93" calcext:value-type="float">
            <text:p>189412.93</text:p>
          </table:table-cell>
          <table:table-cell office:value-type="float" office:value="1.09" calcext:value-type="float">
            <text:p>1.09</text:p>
          </table:table-cell>
          <table:table-cell office:value-type="float" office:value="1.7" calcext:value-type="float">
            <text:p>1.7</text:p>
          </table:table-cell>
          <table:table-cell office:value-type="float" office:value="0.31" calcext:value-type="float">
            <text:p>0.31</text:p>
          </table:table-cell>
          <table:table-cell office:value-type="float" office:value="0.68" calcext:value-type="float">
            <text:p>0.68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/>
          <table:table-cell office:value-type="float" office:value="60912" calcext:value-type="float">
            <text:p>60912</text:p>
          </table:table-cell>
          <table:table-cell office:value-type="float" office:value="12695" calcext:value-type="float">
            <text:p>12695</text:p>
          </table:table-cell>
          <table:table-cell office:value-type="float" office:value="5171655791.84" calcext:value-type="float">
            <text:p>5171655791.84</text:p>
          </table:table-cell>
          <table:table-cell office:value-type="float" office:value="8841522499.46" calcext:value-type="float">
            <text:p>8841522499.46</text:p>
          </table:table-cell>
          <table:table-cell office:value-type="float" office:value="6008091" calcext:value-type="float">
            <text:p>6008091</text:p>
          </table:table-cell>
          <table:table-cell office:value-type="float" office:value="235159068" calcext:value-type="float">
            <text:p>235159068</text:p>
          </table:table-cell>
          <table:table-cell office:value-type="float" office:value="156626209.46" calcext:value-type="float">
            <text:p>156626209.46</text:p>
          </table:table-cell>
          <table:table-cell office:value-type="float" office:value="152924357.69" calcext:value-type="float">
            <text:p>15292435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008091" calcext:value-type="float">
            <text:p>6008091</text:p>
          </table:table-cell>
          <table:table-cell office:value-type="float" office:value="15.36" calcext:value-type="float">
            <text:p>15.36</text:p>
          </table:table-cell>
          <table:table-cell office:value-type="float" office:value="10.23" calcext:value-type="float">
            <text:p>10.23</text:p>
          </table:table-cell>
          <table:table-cell office:value-type="float" office:value="9.99" calcext:value-type="float">
            <text:p>9.99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920" calcext:value-type="float">
            <text:p>60920</text:p>
          </table:table-cell>
          <table:table-cell office:value-type="float" office:value="12865" calcext:value-type="float">
            <text:p>12865</text:p>
          </table:table-cell>
          <table:table-cell office:value-type="float" office:value="5179851219.61" calcext:value-type="float">
            <text:p>5179851219.61</text:p>
          </table:table-cell>
          <table:table-cell office:value-type="float" office:value="8917747979.61" calcext:value-type="float">
            <text:p>8917747979.61</text:p>
          </table:table-cell>
          <table:table-cell office:value-type="float" office:value="5926519.23" calcext:value-type="float">
            <text:p>5926519.23</text:p>
          </table:table-cell>
          <table:table-cell office:value-type="float" office:value="235214246.76" calcext:value-type="float">
            <text:p>235214246.76</text:p>
          </table:table-cell>
          <table:table-cell office:value-type="float" office:value="156806577.07" calcext:value-type="float">
            <text:p>156806577.07</text:p>
          </table:table-cell>
          <table:table-cell office:value-type="float" office:value="152810366.46" calcext:value-type="float">
            <text:p>152810366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926519.23" calcext:value-type="float">
            <text:p>5926519.23</text:p>
          </table:table-cell>
          <table:table-cell office:value-type="float" office:value="15.19" calcext:value-type="float">
            <text:p>15.19</text:p>
          </table:table-cell>
          <table:table-cell office:value-type="float" office:value="10.13" calcext:value-type="float">
            <text:p>10.13</text:p>
          </table:table-cell>
          <table:table-cell office:value-type="float" office:value="9.87" calcext:value-type="float">
            <text:p>9.87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0930" calcext:value-type="float">
            <text:p>60930</text:p>
          </table:table-cell>
          <table:table-cell office:value-type="float" office:value="12888" calcext:value-type="float">
            <text:p>12888</text:p>
          </table:table-cell>
          <table:table-cell office:value-type="float" office:value="5173521467.92" calcext:value-type="float">
            <text:p>5173521467.92</text:p>
          </table:table-cell>
          <table:table-cell office:value-type="float" office:value="8935074774.38" calcext:value-type="float">
            <text:p>8935074774.38</text:p>
          </table:table-cell>
          <table:table-cell office:value-type="float" office:value="5959978.61" calcext:value-type="float">
            <text:p>5959978.61</text:p>
          </table:table-cell>
          <table:table-cell office:value-type="float" office:value="235184407.38" calcext:value-type="float">
            <text:p>235184407.38</text:p>
          </table:table-cell>
          <table:table-cell office:value-type="float" office:value="156741881.38" calcext:value-type="float">
            <text:p>156741881.38</text:p>
          </table:table-cell>
          <table:table-cell office:value-type="float" office:value="152915551.61" calcext:value-type="float">
            <text:p>15291555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5959978.61" calcext:value-type="float">
            <text:p>5959978.61</text:p>
          </table:table-cell>
          <table:table-cell office:value-type="float" office:value="15.16" calcext:value-type="float">
            <text:p>15.16</text:p>
          </table:table-cell>
          <table:table-cell office:value-type="float" office:value="10.1" calcext:value-type="float">
            <text:p>10.1</text:p>
          </table:table-cell>
          <table:table-cell office:value-type="float" office:value="9.86" calcext:value-type="float">
            <text:p>9.8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941" calcext:value-type="float">
            <text:p>60941</text:p>
          </table:table-cell>
          <table:table-cell office:value-type="float" office:value="12892" calcext:value-type="float">
            <text:p>12892</text:p>
          </table:table-cell>
          <table:table-cell office:value-type="float" office:value="5180525951.69" calcext:value-type="float">
            <text:p>5180525951.69</text:p>
          </table:table-cell>
          <table:table-cell office:value-type="float" office:value="8922410425.23" calcext:value-type="float">
            <text:p>8922410425.23</text:p>
          </table:table-cell>
          <table:table-cell office:value-type="float" office:value="5924316.3" calcext:value-type="float">
            <text:p>5924316.3</text:p>
          </table:table-cell>
          <table:table-cell office:value-type="float" office:value="235180400.76" calcext:value-type="float">
            <text:p>235180400.76</text:p>
          </table:table-cell>
          <table:table-cell office:value-type="float" office:value="156575188.69" calcext:value-type="float">
            <text:p>156575188.69</text:p>
          </table:table-cell>
          <table:table-cell office:value-type="float" office:value="152809792.15" calcext:value-type="float">
            <text:p>15280979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924316.3" calcext:value-type="float">
            <text:p>5924316.3</text:p>
          </table:table-cell>
          <table:table-cell office:value-type="float" office:value="15.16" calcext:value-type="float">
            <text:p>15.16</text:p>
          </table:table-cell>
          <table:table-cell office:value-type="float" office:value="10.09" calcext:value-type="float">
            <text:p>10.09</text:p>
          </table:table-cell>
          <table:table-cell office:value-type="float" office:value="9.85" calcext:value-type="float">
            <text:p>9.8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951" calcext:value-type="float">
            <text:p>60951</text:p>
          </table:table-cell>
          <table:table-cell office:value-type="float" office:value="12771" calcext:value-type="float">
            <text:p>12771</text:p>
          </table:table-cell>
          <table:table-cell office:value-type="float" office:value="5178673048.46" calcext:value-type="float">
            <text:p>5178673048.46</text:p>
          </table:table-cell>
          <table:table-cell office:value-type="float" office:value="8900606580" calcext:value-type="float">
            <text:p>8900606580</text:p>
          </table:table-cell>
          <table:table-cell office:value-type="float" office:value="5966256.3" calcext:value-type="float">
            <text:p>5966256.3</text:p>
          </table:table-cell>
          <table:table-cell office:value-type="float" office:value="235195877.76" calcext:value-type="float">
            <text:p>235195877.76</text:p>
          </table:table-cell>
          <table:table-cell office:value-type="float" office:value="156534019.46" calcext:value-type="float">
            <text:p>156534019.46</text:p>
          </table:table-cell>
          <table:table-cell office:value-type="float" office:value="152793932.69" calcext:value-type="float">
            <text:p>15279393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966256.3" calcext:value-type="float">
            <text:p>5966256.3</text:p>
          </table:table-cell>
          <table:table-cell office:value-type="float" office:value="15.32" calcext:value-type="float">
            <text:p>15.32</text:p>
          </table:table-cell>
          <table:table-cell office:value-type="float" office:value="10.2" calcext:value-type="float">
            <text:p>10.2</text:p>
          </table:table-cell>
          <table:table-cell office:value-type="float" office:value="9.95" calcext:value-type="float">
            <text:p>9.95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956" calcext:value-type="float">
            <text:p>60956</text:p>
          </table:table-cell>
          <table:table-cell office:value-type="float" office:value="9148" calcext:value-type="float">
            <text:p>9148</text:p>
          </table:table-cell>
          <table:table-cell office:value-type="float" office:value="5570715906.18" calcext:value-type="float">
            <text:p>5570715906.18</text:p>
          </table:table-cell>
          <table:table-cell office:value-type="float" office:value="8387805437.63" calcext:value-type="float">
            <text:p>8387805437.63</text:p>
          </table:table-cell>
          <table:table-cell office:value-type="float" office:value="5249623.9" calcext:value-type="float">
            <text:p>5249623.9</text:p>
          </table:table-cell>
          <table:table-cell office:value-type="float" office:value="206614546.9" calcext:value-type="float">
            <text:p>206614546.9</text:p>
          </table:table-cell>
          <table:table-cell office:value-type="float" office:value="139803853.27" calcext:value-type="float">
            <text:p>139803853.27</text:p>
          </table:table-cell>
          <table:table-cell office:value-type="float" office:value="133464489.63" calcext:value-type="float">
            <text:p>133464489.63</text:p>
          </table:table-cell>
          <table:table-cell office:value-type="float" office:value="4.27" calcext:value-type="float">
            <text:p>4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5249623.9" calcext:value-type="float">
            <text:p>5249623.9</text:p>
          </table:table-cell>
          <table:table-cell office:value-type="float" office:value="14.55" calcext:value-type="float">
            <text:p>14.55</text:p>
          </table:table-cell>
          <table:table-cell office:value-type="float" office:value="9.83" calcext:value-type="float">
            <text:p>9.83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jacLR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0984" calcext:value-type="float">
            <text:p>60984</text:p>
          </table:table-cell>
          <table:table-cell office:value-type="float" office:value="12949" calcext:value-type="float">
            <text:p>12949</text:p>
          </table:table-cell>
          <table:table-cell office:value-type="float" office:value="4505938806.73" calcext:value-type="float">
            <text:p>4505938806.73</text:p>
          </table:table-cell>
          <table:table-cell office:value-type="float" office:value="7791536892.73" calcext:value-type="float">
            <text:p>7791536892.73</text:p>
          </table:table-cell>
          <table:table-cell office:value-type="float" office:value="5304431" calcext:value-type="float">
            <text:p>5304431</text:p>
          </table:table-cell>
          <table:table-cell office:value-type="float" office:value="203784533.53" calcext:value-type="float">
            <text:p>203784533.53</text:p>
          </table:table-cell>
          <table:table-cell office:value-type="float" office:value="135802285.53" calcext:value-type="float">
            <text:p>135802285.53</text:p>
          </table:table-cell>
          <table:table-cell office:value-type="float" office:value="131538006.6" calcext:value-type="float">
            <text:p>131538006.6</text:p>
          </table:table-cell>
          <table:table-cell office:value-type="float" office:value="3.13" calcext:value-type="float">
            <text:p>3.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5304431" calcext:value-type="float">
            <text:p>5304431</text:p>
          </table:table-cell>
          <table:table-cell office:value-type="float" office:value="14.44" calcext:value-type="float">
            <text:p>14.44</text:p>
          </table:table-cell>
          <table:table-cell office:value-type="float" office:value="9.58" calcext:value-type="float">
            <text:p>9.58</text:p>
          </table:table-cell>
          <table:table-cell office:value-type="float" office:value="9.28" calcext:value-type="float">
            <text:p>9.28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0986" calcext:value-type="float">
            <text:p>60986</text:p>
          </table:table-cell>
          <table:table-cell office:value-type="float" office:value="7435" calcext:value-type="float">
            <text:p>7435</text:p>
          </table:table-cell>
          <table:table-cell office:value-type="float" office:value="13660339696.62" calcext:value-type="float">
            <text:p>13660339696.62</text:p>
          </table:table-cell>
          <table:table-cell office:value-type="float" office:value="8268118471.62" calcext:value-type="float">
            <text:p>8268118471.62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304984807" calcext:value-type="float">
            <text:p>304984807</text:p>
          </table:table-cell>
          <table:table-cell office:value-type="float" office:value="398178415.37" calcext:value-type="float">
            <text:p>398178415.37</text:p>
          </table:table-cell>
          <table:table-cell office:value-type="float" office:value="4030479.12" calcext:value-type="float">
            <text:p>4030479.12</text:p>
          </table:table-cell>
          <table:table-cell office:value-type="float" office:value="44.87" calcext:value-type="float">
            <text:p>44.8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20.54" calcext:value-type="float">
            <text:p>20.54</text:p>
          </table:table-cell>
          <table:table-cell office:value-type="float" office:value="26.82" calcext:value-type="float">
            <text:p>26.82</text:p>
          </table:table-cell>
          <table:table-cell office:value-type="float" office:value="0.26" calcext:value-type="float">
            <text:p>0.26</text:p>
          </table:table-cell>
          <table:table-cell office:value-type="float" office:value="0.76" calcext:value-type="float">
            <text:p>0.76</text:p>
          </table:table-cell>
          <table:table-cell office:value-type="float" office:value="100.33" calcext:value-type="float">
            <text:p>100.33</text:p>
          </table:table-cell>
        </table:table-row>
        <table:table-row table:style-name="ro1">
          <table:table-cell/>
          <table:table-cell office:value-type="float" office:value="61004" calcext:value-type="float">
            <text:p>61004</text:p>
          </table:table-cell>
          <table:table-cell office:value-type="float" office:value="4795" calcext:value-type="float">
            <text:p>4795</text:p>
          </table:table-cell>
          <table:table-cell office:value-type="float" office:value="14406736838.16" calcext:value-type="float">
            <text:p>14406736838.16</text:p>
          </table:table-cell>
          <table:table-cell office:value-type="float" office:value="8734706651.5" calcext:value-type="float">
            <text:p>8734706651.5</text:p>
          </table:table-cell>
          <table:table-cell office:value-type="float" office:value="8188406.33" calcext:value-type="float">
            <text:p>8188406.33</text:p>
          </table:table-cell>
          <table:table-cell office:value-type="float" office:value="321678348.33" calcext:value-type="float">
            <text:p>321678348.33</text:p>
          </table:table-cell>
          <table:table-cell office:value-type="float" office:value="420077555.83" calcext:value-type="float">
            <text:p>420077555.83</text:p>
          </table:table-cell>
          <table:table-cell office:value-type="float" office:value="4407405.33" calcext:value-type="float">
            <text:p>4407405.33</text:p>
          </table:table-cell>
          <table:table-cell office:value-type="float" office:value="38.83" calcext:value-type="float">
            <text:p>38.8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8188406.33" calcext:value-type="float">
            <text:p>8188406.33</text:p>
          </table:table-cell>
          <table:table-cell office:value-type="float" office:value="21.31" calcext:value-type="float">
            <text:p>21.31</text:p>
          </table:table-cell>
          <table:table-cell office:value-type="float" office:value="27.83" calcext:value-type="float">
            <text:p>27.83</text:p>
          </table:table-cell>
          <table:table-cell office:value-type="float" office:value="0.29" calcext:value-type="float">
            <text:p>0.29</text:p>
          </table:table-cell>
          <table:table-cell office:value-type="float" office:value="0.76" calcext:value-type="float">
            <text:p>0.76</text:p>
          </table:table-cell>
          <table:table-cell office:value-type="float" office:value="95.46" calcext:value-type="float">
            <text:p>95.46</text:p>
          </table:table-cell>
        </table:table-row>
        <table:table-row table:style-name="ro1">
          <table:table-cell office:value-type="string" calcext:value-type="string">
            <text:p>jacLR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070" calcext:value-type="float">
            <text:p>61070</text:p>
          </table:table-cell>
          <table:table-cell office:value-type="float" office:value="13220" calcext:value-type="float">
            <text:p>13220</text:p>
          </table:table-cell>
          <table:table-cell office:value-type="float" office:value="4206927489.18" calcext:value-type="float">
            <text:p>4206927489.18</text:p>
          </table:table-cell>
          <table:table-cell office:value-type="float" office:value="7663341707.81" calcext:value-type="float">
            <text:p>7663341707.81</text:p>
          </table:table-cell>
          <table:table-cell office:value-type="float" office:value="4922692.62" calcext:value-type="float">
            <text:p>4922692.62</text:p>
          </table:table-cell>
          <table:table-cell office:value-type="float" office:value="191002292.56" calcext:value-type="float">
            <text:p>191002292.56</text:p>
          </table:table-cell>
          <table:table-cell office:value-type="float" office:value="127201432" calcext:value-type="float">
            <text:p>127201432</text:p>
          </table:table-cell>
          <table:table-cell office:value-type="float" office:value="124492481.93" calcext:value-type="float">
            <text:p>124492481.93</text:p>
          </table:table-cell>
          <table:table-cell office:value-type="float" office:value="2.43" calcext:value-type="float">
            <text:p>2.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4922692.62" calcext:value-type="float">
            <text:p>4922692.62</text:p>
          </table:table-cell>
          <table:table-cell office:value-type="float" office:value="14.1" calcext:value-type="float">
            <text:p>14.1</text:p>
          </table:table-cell>
          <table:table-cell office:value-type="float" office:value="9.37" calcext:value-type="float">
            <text:p>9.37</text:p>
          </table:table-cell>
          <table:table-cell office:value-type="float" office:value="9.17" calcext:value-type="float">
            <text:p>9.17</text:p>
          </table:table-cell>
          <table:table-cell office:value-type="float" office:value="1.53" calcext:value-type="float">
            <text:p>1.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072" calcext:value-type="float">
            <text:p>61072</text:p>
          </table:table-cell>
          <table:table-cell office:value-type="float" office:value="8228" calcext:value-type="float">
            <text:p>8228</text:p>
          </table:table-cell>
          <table:table-cell office:value-type="float" office:value="1140943323.44" calcext:value-type="float">
            <text:p>1140943323.44</text:p>
          </table:table-cell>
          <table:table-cell office:value-type="float" office:value="4144484627.22" calcext:value-type="float">
            <text:p>4144484627.22</text:p>
          </table:table-cell>
          <table:table-cell office:value-type="float" office:value="10910689.44" calcext:value-type="float">
            <text:p>10910689.44</text:p>
          </table:table-cell>
          <table:table-cell office:value-type="float" office:value="72758967.55" calcext:value-type="float">
            <text:p>72758967.55</text:p>
          </table:table-cell>
          <table:table-cell office:value-type="float" office:value="55271795.44" calcext:value-type="float">
            <text:p>55271795.44</text:p>
          </table:table-cell>
          <table:table-cell office:value-type="float" office:value="6725317.22" calcext:value-type="float">
            <text:p>6725317.22</text:p>
          </table:table-cell>
          <table:table-cell office:value-type="float" office:value="36.77" calcext:value-type="float">
            <text:p>36.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0910689.44" calcext:value-type="float">
            <text:p>10910689.44</text:p>
          </table:table-cell>
          <table:table-cell office:value-type="float" office:value="4.66" calcext:value-type="float">
            <text:p>4.66</text:p>
          </table:table-cell>
          <table:table-cell office:value-type="float" office:value="3.54" calcext:value-type="float">
            <text:p>3.54</text:p>
          </table:table-cell>
          <table:table-cell office:value-type="float" office:value="0.42" calcext:value-type="float">
            <text:p>0.42</text:p>
          </table:table-cell>
          <table:table-cell office:value-type="float" office:value="1.3" calcext:value-type="float">
            <text:p>1.3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/>
          <table:table-cell office:value-type="float" office:value="61101" calcext:value-type="float">
            <text:p>61101</text:p>
          </table:table-cell>
          <table:table-cell office:value-type="float" office:value="4047" calcext:value-type="float">
            <text:p>4047</text:p>
          </table:table-cell>
          <table:table-cell office:value-type="float" office:value="963452332.6" calcext:value-type="float">
            <text:p>963452332.6</text:p>
          </table:table-cell>
          <table:table-cell office:value-type="float" office:value="3531838517.8" calcext:value-type="float">
            <text:p>3531838517.8</text:p>
          </table:table-cell>
          <table:table-cell office:value-type="float" office:value="9731731" calcext:value-type="float">
            <text:p>9731731</text:p>
          </table:table-cell>
          <table:table-cell office:value-type="float" office:value="63661442.2" calcext:value-type="float">
            <text:p>63661442.2</text:p>
          </table:table-cell>
          <table:table-cell office:value-type="float" office:value="47968284.4" calcext:value-type="float">
            <text:p>47968284.4</text:p>
          </table:table-cell>
          <table:table-cell office:value-type="float" office:value="5655339.6" calcext:value-type="float">
            <text:p>5655339.6</text:p>
          </table:table-cell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9731731" calcext:value-type="float">
            <text:p>9731731</text:p>
          </table:table-cell>
          <table:table-cell office:value-type="float" office:value="5.14" calcext:value-type="float">
            <text:p>5.14</text:p>
          </table:table-cell>
          <table:table-cell office:value-type="float" office:value="3.96" calcext:value-type="float">
            <text:p>3.96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jacLR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124" calcext:value-type="float">
            <text:p>61124</text:p>
          </table:table-cell>
          <table:table-cell office:value-type="float" office:value="13214" calcext:value-type="float">
            <text:p>13214</text:p>
          </table:table-cell>
          <table:table-cell office:value-type="float" office:value="4212997561.43" calcext:value-type="float">
            <text:p>4212997561.43</text:p>
          </table:table-cell>
          <table:table-cell office:value-type="float" office:value="7489089799" calcext:value-type="float">
            <text:p>7489089799</text:p>
          </table:table-cell>
          <table:table-cell office:value-type="float" office:value="4810661.93" calcext:value-type="float">
            <text:p>4810661.93</text:p>
          </table:table-cell>
          <table:table-cell office:value-type="float" office:value="191009221" calcext:value-type="float">
            <text:p>191009221</text:p>
          </table:table-cell>
          <table:table-cell office:value-type="float" office:value="127338467.75" calcext:value-type="float">
            <text:p>127338467.75</text:p>
          </table:table-cell>
          <table:table-cell office:value-type="float" office:value="124353743.56" calcext:value-type="float">
            <text:p>124353743.56</text:p>
          </table:table-cell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4810661.93" calcext:value-type="float">
            <text:p>4810661.93</text:p>
          </table:table-cell>
          <table:table-cell office:value-type="float" office:value="14.08" calcext:value-type="float">
            <text:p>14.08</text:p>
          </table:table-cell>
          <table:table-cell office:value-type="float" office:value="9.36" calcext:value-type="float">
            <text:p>9.36</text:p>
          </table:table-cell>
          <table:table-cell office:value-type="float" office:value="9.14" calcext:value-type="float">
            <text:p>9.14</text:p>
          </table:table-cell>
          <table:table-cell office:value-type="float" office:value="1.52" calcext:value-type="float">
            <text:p>1.5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1126" calcext:value-type="float">
            <text:p>61126</text:p>
          </table:table-cell>
          <table:table-cell office:value-type="float" office:value="10870" calcext:value-type="float">
            <text:p>10870</text:p>
          </table:table-cell>
          <table:table-cell office:value-type="float" office:value="6450490433.54" calcext:value-type="float">
            <text:p>6450490433.54</text:p>
          </table:table-cell>
          <table:table-cell office:value-type="float" office:value="8875471024.63" calcext:value-type="float">
            <text:p>8875471024.63</text:p>
          </table:table-cell>
          <table:table-cell office:value-type="float" office:value="80895.54" calcext:value-type="float">
            <text:p>80895.54</text:p>
          </table:table-cell>
          <table:table-cell office:value-type="float" office:value="14934056" calcext:value-type="float">
            <text:p>14934056</text:p>
          </table:table-cell>
          <table:table-cell office:value-type="float" office:value="16069680" calcext:value-type="float">
            <text:p>16069680</text:p>
          </table:table-cell>
          <table:table-cell office:value-type="float" office:value="10789514.54" calcext:value-type="float">
            <text:p>10789514.54</text:p>
          </table:table-cell>
          <table:table-cell office:value-type="float" office:value="44.27" calcext:value-type="float">
            <text:p>44.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80895.54" calcext:value-type="float">
            <text:p>80895.54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0.69" calcext:value-type="float">
            <text:p>0.69</text:p>
          </table:table-cell>
          <table:table-cell office:value-type="float" office:value="0.93" calcext:value-type="float">
            <text:p>0.93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/>
          <table:table-cell office:value-type="float" office:value="61144" calcext:value-type="float">
            <text:p>61144</text:p>
          </table:table-cell>
          <table:table-cell office:value-type="float" office:value="2042" calcext:value-type="float">
            <text:p>2042</text:p>
          </table:table-cell>
          <table:table-cell office:value-type="float" office:value="4461257484" calcext:value-type="float">
            <text:p>4461257484</text:p>
          </table:table-cell>
          <table:table-cell office:value-type="float" office:value="6147938327" calcext:value-type="float">
            <text:p>6147938327</text:p>
          </table:table-cell>
          <table:table-cell office:value-type="float" office:value="52247.66" calcext:value-type="float">
            <text:p>52247.66</text:p>
          </table:table-cell>
          <table:table-cell office:value-type="float" office:value="10498452.66" calcext:value-type="float">
            <text:p>10498452.66</text:p>
          </table:table-cell>
          <table:table-cell office:value-type="float" office:value="11468626" calcext:value-type="float">
            <text:p>11468626</text:p>
          </table:table-cell>
          <table:table-cell office:value-type="float" office:value="7445835.66" calcext:value-type="float">
            <text:p>7445835.66</text:p>
          </table:table-cell>
          <table:table-cell office:value-type="float" office:value="15.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52247.66" calcext:value-type="float">
            <text:p>52247.66</text:p>
          </table:table-cell>
          <table:table-cell office:value-type="float" office:value="0.96" calcext:value-type="float">
            <text:p>0.96</text:p>
          </table:table-cell>
          <table:table-cell office:value-type="float" office:value="1.04" calcext:value-type="float">
            <text:p>1.0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jacLR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222" calcext:value-type="float">
            <text:p>61222</text:p>
          </table:table-cell>
          <table:table-cell office:value-type="float" office:value="13313" calcext:value-type="float">
            <text:p>13313</text:p>
          </table:table-cell>
          <table:table-cell office:value-type="float" office:value="4803020715.14" calcext:value-type="float">
            <text:p>4803020715.14</text:p>
          </table:table-cell>
          <table:table-cell office:value-type="float" office:value="8562199926.85" calcext:value-type="float">
            <text:p>8562199926.85</text:p>
          </table:table-cell>
          <table:table-cell office:value-type="float" office:value="5574519.35" calcext:value-type="float">
            <text:p>5574519.35</text:p>
          </table:table-cell>
          <table:table-cell office:value-type="float" office:value="218374932.64" calcext:value-type="float">
            <text:p>218374932.64</text:p>
          </table:table-cell>
          <table:table-cell office:value-type="float" office:value="145699127.78" calcext:value-type="float">
            <text:p>145699127.78</text:p>
          </table:table-cell>
          <table:table-cell office:value-type="float" office:value="141844986.57" calcext:value-type="float">
            <text:p>14184498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574519.35" calcext:value-type="float">
            <text:p>5574519.35</text:p>
          </table:table-cell>
          <table:table-cell office:value-type="float" office:value="14.48" calcext:value-type="float">
            <text:p>14.48</text:p>
          </table:table-cell>
          <table:table-cell office:value-type="float" office:value="9.66" calcext:value-type="float">
            <text:p>9.66</text:p>
          </table:table-cell>
          <table:table-cell office:value-type="float" office:value="9.41" calcext:value-type="float">
            <text:p>9.4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224" calcext:value-type="float">
            <text:p>61224</text:p>
          </table:table-cell>
          <table:table-cell office:value-type="float" office:value="19798" calcext:value-type="float">
            <text:p>19798</text:p>
          </table:table-cell>
          <table:table-cell office:value-type="float" office:value="2213293862.04" calcext:value-type="float">
            <text:p>2213293862.04</text:p>
          </table:table-cell>
          <table:table-cell office:value-type="float" office:value="8171469270.86" calcext:value-type="float">
            <text:p>8171469270.86</text:p>
          </table:table-cell>
          <table:table-cell office:value-type="float" office:value="9695811.86" calcext:value-type="float">
            <text:p>9695811.86</text:p>
          </table:table-cell>
          <table:table-cell office:value-type="float" office:value="253046798.86" calcext:value-type="float">
            <text:p>253046798.86</text:p>
          </table:table-cell>
          <table:table-cell office:value-type="float" office:value="247154160.09" calcext:value-type="float">
            <text:p>247154160.09</text:p>
          </table:table-cell>
          <table:table-cell office:value-type="float" office:value="7532813.9" calcext:value-type="float">
            <text:p>7532813.9</text:p>
          </table:table-cell>
          <table:table-cell office:value-type="float" office:value="42.45" calcext:value-type="float">
            <text:p>42.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9695811.86" calcext:value-type="float">
            <text:p>9695811.86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309.71" calcext:value-type="float">
            <text:p>309.71</text:p>
          </table:table-cell>
        </table:table-row>
        <table:table-row table:style-name="ro1">
          <table:table-cell/>
          <table:table-cell office:value-type="float" office:value="61242" calcext:value-type="float">
            <text:p>61242</text:p>
          </table:table-cell>
          <table:table-cell office:value-type="float" office:value="5665" calcext:value-type="float">
            <text:p>5665</text:p>
          </table:table-cell>
          <table:table-cell office:value-type="float" office:value="4796890661.83" calcext:value-type="float">
            <text:p>4796890661.83</text:p>
          </table:table-cell>
          <table:table-cell office:value-type="float" office:value="8543226431.5" calcext:value-type="float">
            <text:p>8543226431.5</text:p>
          </table:table-cell>
          <table:table-cell office:value-type="float" office:value="5481737.33" calcext:value-type="float">
            <text:p>5481737.33</text:p>
          </table:table-cell>
          <table:table-cell office:value-type="float" office:value="216836196" calcext:value-type="float">
            <text:p>216836196</text:p>
          </table:table-cell>
          <table:table-cell office:value-type="float" office:value="144500941.83" calcext:value-type="float">
            <text:p>144500941.83</text:p>
          </table:table-cell>
          <table:table-cell office:value-type="float" office:value="140765042.16" calcext:value-type="float">
            <text:p>14076504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5481737.33" calcext:value-type="float">
            <text:p>5481737.33</text:p>
          </table:table-cell>
          <table:table-cell office:value-type="float" office:value="14.68" calcext:value-type="float">
            <text:p>14.68</text:p>
          </table:table-cell>
          <table:table-cell office:value-type="float" office:value="9.78" calcext:value-type="float">
            <text:p>9.78</text:p>
          </table:table-cell>
          <table:table-cell office:value-type="float" office:value="9.53" calcext:value-type="float">
            <text:p>9.53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jacLR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351" calcext:value-type="float">
            <text:p>61351</text:p>
          </table:table-cell>
          <table:table-cell office:value-type="float" office:value="13142" calcext:value-type="float">
            <text:p>13142</text:p>
          </table:table-cell>
          <table:table-cell office:value-type="float" office:value="4806275101.64" calcext:value-type="float">
            <text:p>4806275101.64</text:p>
          </table:table-cell>
          <table:table-cell office:value-type="float" office:value="8578589519.57" calcext:value-type="float">
            <text:p>8578589519.57</text:p>
          </table:table-cell>
          <table:table-cell office:value-type="float" office:value="5675322" calcext:value-type="float">
            <text:p>5675322</text:p>
          </table:table-cell>
          <table:table-cell office:value-type="float" office:value="218280480.42" calcext:value-type="float">
            <text:p>218280480.42</text:p>
          </table:table-cell>
          <table:table-cell office:value-type="float" office:value="145875837.42" calcext:value-type="float">
            <text:p>145875837.42</text:p>
          </table:table-cell>
          <table:table-cell office:value-type="float" office:value="141694896.28" calcext:value-type="float">
            <text:p>14169489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5675322" calcext:value-type="float">
            <text:p>5675322</text:p>
          </table:table-cell>
          <table:table-cell office:value-type="float" office:value="14.03" calcext:value-type="float">
            <text:p>14.03</text:p>
          </table:table-cell>
          <table:table-cell office:value-type="float" office:value="9.38" calcext:value-type="float">
            <text:p>9.38</text:p>
          </table:table-cell>
          <table:table-cell office:value-type="float" office:value="9.11" calcext:value-type="float">
            <text:p>9.11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353" calcext:value-type="float">
            <text:p>61353</text:p>
          </table:table-cell>
          <table:table-cell office:value-type="float" office:value="14429" calcext:value-type="float">
            <text:p>14429</text:p>
          </table:table-cell>
          <table:table-cell office:value-type="float" office:value="859653700.52" calcext:value-type="float">
            <text:p>859653700.52</text:p>
          </table:table-cell>
          <table:table-cell office:value-type="float" office:value="5071470014.58" calcext:value-type="float">
            <text:p>5071470014.58</text:p>
          </table:table-cell>
          <table:table-cell office:value-type="float" office:value="52505300.76" calcext:value-type="float">
            <text:p>52505300.76</text:p>
          </table:table-cell>
          <table:table-cell office:value-type="float" office:value="169383729.64" calcext:value-type="float">
            <text:p>169383729.64</text:p>
          </table:table-cell>
          <table:table-cell office:value-type="float" office:value="164637707.82" calcext:value-type="float">
            <text:p>164637707.82</text:p>
          </table:table-cell>
          <table:table-cell office:value-type="float" office:value="3244718.17" calcext:value-type="float">
            <text:p>3244718.17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2505300.29" calcext:value-type="float">
            <text:p>52505300.29</text:p>
          </table:table-cell>
          <table:table-cell office:value-type="float" office:value="11.5" calcext:value-type="float">
            <text:p>11.5</text:p>
          </table:table-cell>
          <table:table-cell office:value-type="float" office:value="11.19" calcext:value-type="float">
            <text:p>11.19</text:p>
          </table:table-cell>
          <table:table-cell office:value-type="float" office:value="0.21" calcext:value-type="float">
            <text:p>0.21</text:p>
          </table:table-cell>
          <table:table-cell office:value-type="float" office:value="1.02" calcext:value-type="float">
            <text:p>1.02</text:p>
          </table:table-cell>
          <table:table-cell office:value-type="float" office:value="9560.94" calcext:value-type="float">
            <text:p>9560.94</text:p>
          </table:table-cell>
        </table:table-row>
        <table:table-row table:style-name="ro1">
          <table:table-cell/>
          <table:table-cell office:value-type="float" office:value="61371" calcext:value-type="float">
            <text:p>61371</text:p>
          </table:table-cell>
          <table:table-cell office:value-type="float" office:value="300" calcext:value-type="float">
            <text:p>300</text:p>
          </table:table-cell>
          <table:table-cell office:value-type="float" office:value="1427575283" calcext:value-type="float">
            <text:p>1427575283</text:p>
          </table:table-cell>
          <table:table-cell office:value-type="float" office:value="2538920090" calcext:value-type="float">
            <text:p>2538920090</text:p>
          </table:table-cell>
          <table:table-cell office:value-type="float" office:value="1505396" calcext:value-type="float">
            <text:p>1505396</text:p>
          </table:table-cell>
          <table:table-cell office:value-type="float" office:value="59547317" calcext:value-type="float">
            <text:p>59547317</text:p>
          </table:table-cell>
          <table:table-cell office:value-type="float" office:value="39300255" calcext:value-type="float">
            <text:p>39300255</text:p>
          </table:table-cell>
          <table:table-cell office:value-type="float" office:value="38274878" calcext:value-type="float">
            <text:p>38274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505396" calcext:value-type="float">
            <text:p>1505396</text:p>
          </table:table-cell>
          <table:table-cell office:value-type="float" office:value="12.7" calcext:value-type="float">
            <text:p>12.7</text:p>
          </table:table-cell>
          <table:table-cell office:value-type="float" office:value="8.38" calcext:value-type="float">
            <text:p>8.38</text:p>
          </table:table-cell>
          <table:table-cell office:value-type="float" office:value="8.16" calcext:value-type="float">
            <text:p>8.16</text:p>
          </table:table-cell>
          <table:table-cell office:value-type="float" office:value="1.52" calcext:value-type="float">
            <text:p>1.5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jacLR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523" calcext:value-type="float">
            <text:p>61523</text:p>
          </table:table-cell>
          <table:table-cell office:value-type="float" office:value="13862" calcext:value-type="float">
            <text:p>13862</text:p>
          </table:table-cell>
          <table:table-cell office:value-type="float" office:value="4805398063.78" calcext:value-type="float">
            <text:p>4805398063.78</text:p>
          </table:table-cell>
          <table:table-cell office:value-type="float" office:value="8913819913.28" calcext:value-type="float">
            <text:p>8913819913.28</text:p>
          </table:table-cell>
          <table:table-cell office:value-type="float" office:value="5285637.21" calcext:value-type="float">
            <text:p>5285637.21</text:p>
          </table:table-cell>
          <table:table-cell office:value-type="float" office:value="218373979.35" calcext:value-type="float">
            <text:p>218373979.35</text:p>
          </table:table-cell>
          <table:table-cell office:value-type="float" office:value="146131641.35" calcext:value-type="float">
            <text:p>146131641.35</text:p>
          </table:table-cell>
          <table:table-cell office:value-type="float" office:value="141849929.92" calcext:value-type="float">
            <text:p>14184992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5285637.21" calcext:value-type="float">
            <text:p>5285637.21</text:p>
          </table:table-cell>
          <table:table-cell office:value-type="float" office:value="14.09" calcext:value-type="float">
            <text:p>14.09</text:p>
          </table:table-cell>
          <table:table-cell office:value-type="float" office:value="9.43" calcext:value-type="float">
            <text:p>9.43</text:p>
          </table:table-cell>
          <table:table-cell office:value-type="float" office:value="9.15" calcext:value-type="float">
            <text:p>9.15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525" calcext:value-type="float">
            <text:p>61525</text:p>
          </table:table-cell>
          <table:table-cell office:value-type="float" office:value="30748" calcext:value-type="float">
            <text:p>30748</text:p>
          </table:table-cell>
          <table:table-cell office:value-type="float" office:value="9883657499.31" calcext:value-type="float">
            <text:p>9883657499.31</text:p>
          </table:table-cell>
          <table:table-cell office:value-type="float" office:value="7980171753.97" calcext:value-type="float">
            <text:p>7980171753.97</text:p>
          </table:table-cell>
          <table:table-cell office:value-type="float" office:value="1405535.48" calcext:value-type="float">
            <text:p>1405535.48</text:p>
          </table:table-cell>
          <table:table-cell office:value-type="float" office:value="154540770.6" calcext:value-type="float">
            <text:p>154540770.6</text:p>
          </table:table-cell>
          <table:table-cell office:value-type="float" office:value="154683377.71" calcext:value-type="float">
            <text:p>154683377.71</text:p>
          </table:table-cell>
          <table:table-cell office:value-type="float" office:value="26776090.91" calcext:value-type="float">
            <text:p>26776090.91</text:p>
          </table:table-cell>
          <table:table-cell office:value-type="float" office:value="42.6" calcext:value-type="float">
            <text:p>42.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1405535.48" calcext:value-type="float">
            <text:p>1405535.48</text:p>
          </table:table-cell>
          <table:table-cell office:value-type="float" office:value="11.53" calcext:value-type="float">
            <text:p>11.53</text:p>
          </table:table-cell>
          <table:table-cell office:value-type="float" office:value="11.54" calcext:value-type="float">
            <text:p>11.54</text:p>
          </table:table-cell>
          <table:table-cell office:value-type="float" office:value="1.76" calcext:value-type="float">
            <text:p>1.76</text:p>
          </table:table-cell>
          <table:table-cell office:value-type="float" office:value="1" calcext:value-type="float">
            <text:p>1</text:p>
          </table:table-cell>
          <table:table-cell office:value-type="float" office:value="80.76" calcext:value-type="float">
            <text:p>80.76</text:p>
          </table:table-cell>
        </table:table-row>
        <table:table-row table:style-name="ro1">
          <table:table-cell/>
          <table:table-cell office:value-type="float" office:value="61543" calcext:value-type="float">
            <text:p>61543</text:p>
          </table:table-cell>
          <table:table-cell office:value-type="float" office:value="13781" calcext:value-type="float">
            <text:p>13781</text:p>
          </table:table-cell>
          <table:table-cell office:value-type="float" office:value="4805038160.35" calcext:value-type="float">
            <text:p>4805038160.35</text:p>
          </table:table-cell>
          <table:table-cell office:value-type="float" office:value="8885684900.07" calcext:value-type="float">
            <text:p>8885684900.07</text:p>
          </table:table-cell>
          <table:table-cell office:value-type="float" office:value="5238800.21" calcext:value-type="float">
            <text:p>5238800.21</text:p>
          </table:table-cell>
          <table:table-cell office:value-type="float" office:value="218326573.21" calcext:value-type="float">
            <text:p>218326573.21</text:p>
          </table:table-cell>
          <table:table-cell office:value-type="float" office:value="145698071.64" calcext:value-type="float">
            <text:p>145698071.64</text:p>
          </table:table-cell>
          <table:table-cell office:value-type="float" office:value="141691801.14" calcext:value-type="float">
            <text:p>14169180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5238800.21" calcext:value-type="float">
            <text:p>5238800.21</text:p>
          </table:table-cell>
          <table:table-cell office:value-type="float" office:value="14.18" calcext:value-type="float">
            <text:p>14.18</text:p>
          </table:table-cell>
          <table:table-cell office:value-type="float" office:value="9.46" calcext:value-type="float">
            <text:p>9.46</text:p>
          </table:table-cell>
          <table:table-cell office:value-type="float" office:value="9.2" calcext:value-type="float">
            <text:p>9.2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548" calcext:value-type="float">
            <text:p>61548</text:p>
          </table:table-cell>
          <table:table-cell office:value-type="float" office:value="2511" calcext:value-type="float">
            <text:p>2511</text:p>
          </table:table-cell>
          <table:table-cell office:value-type="float" office:value="4066406658" calcext:value-type="float">
            <text:p>4066406658</text:p>
          </table:table-cell>
          <table:table-cell office:value-type="float" office:value="7521790038.66" calcext:value-type="float">
            <text:p>7521790038.66</text:p>
          </table:table-cell>
          <table:table-cell office:value-type="float" office:value="4396712.33" calcext:value-type="float">
            <text:p>4396712.33</text:p>
          </table:table-cell>
          <table:table-cell office:value-type="float" office:value="183329912.66" calcext:value-type="float">
            <text:p>183329912.66</text:p>
          </table:table-cell>
          <table:table-cell office:value-type="float" office:value="122327009.33" calcext:value-type="float">
            <text:p>122327009.33</text:p>
          </table:table-cell>
          <table:table-cell office:value-type="float" office:value="118915736.66" calcext:value-type="float">
            <text:p>118915736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4396712.33" calcext:value-type="float">
            <text:p>4396712.33</text:p>
          </table:table-cell>
          <table:table-cell office:value-type="float" office:value="14.21" calcext:value-type="float">
            <text:p>14.21</text:p>
          </table:table-cell>
          <table:table-cell office:value-type="float" office:value="9.48" calcext:value-type="float">
            <text:p>9.48</text:p>
          </table:table-cell>
          <table:table-cell office:value-type="float" office:value="9.22" calcext:value-type="float">
            <text:p>9.22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tream_d0_2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004" calcext:value-type="float">
            <text:p>62004</text:p>
          </table:table-cell>
          <table:table-cell office:value-type="float" office:value="7454" calcext:value-type="float">
            <text:p>7454</text:p>
          </table:table-cell>
          <table:table-cell office:value-type="float" office:value="5478048364.87" calcext:value-type="float">
            <text:p>5478048364.87</text:p>
          </table:table-cell>
          <table:table-cell office:value-type="float" office:value="7810592301.62" calcext:value-type="float">
            <text:p>7810592301.62</text:p>
          </table:table-cell>
          <table:table-cell office:value-type="float" office:value="120775.75" calcext:value-type="float">
            <text:p>120775.75</text:p>
          </table:table-cell>
          <table:table-cell office:value-type="float" office:value="160167478.75" calcext:value-type="float">
            <text:p>160167478.75</text:p>
          </table:table-cell>
          <table:table-cell office:value-type="float" office:value="160406557.5" calcext:value-type="float">
            <text:p>160406557.5</text:p>
          </table:table-cell>
          <table:table-cell office:value-type="float" office:value="155875790.5" calcext:value-type="float">
            <text:p>15587579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20775.75" calcext:value-type="float">
            <text:p>120775.75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04" calcext:value-type="float">
            <text:p>10.0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006" calcext:value-type="float">
            <text:p>62006</text:p>
          </table:table-cell>
          <table:table-cell office:value-type="float" office:value="15195" calcext:value-type="float">
            <text:p>15195</text:p>
          </table:table-cell>
          <table:table-cell office:value-type="float" office:value="2037444150.5" calcext:value-type="float">
            <text:p>2037444150.5</text:p>
          </table:table-cell>
          <table:table-cell office:value-type="float" office:value="7667782400.61" calcext:value-type="float">
            <text:p>7667782400.61</text:p>
          </table:table-cell>
          <table:table-cell office:value-type="float" office:value="8876069.27" calcext:value-type="float">
            <text:p>8876069.27</text:p>
          </table:table-cell>
          <table:table-cell office:value-type="float" office:value="244717320.5" calcext:value-type="float">
            <text:p>244717320.5</text:p>
          </table:table-cell>
          <table:table-cell office:value-type="float" office:value="241299482.55" calcext:value-type="float">
            <text:p>241299482.55</text:p>
          </table:table-cell>
          <table:table-cell office:value-type="float" office:value="7355668.22" calcext:value-type="float">
            <text:p>7355668.22</text:p>
          </table:table-cell>
          <table:table-cell office:value-type="float" office:value="40.16" calcext:value-type="float">
            <text:p>40.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8876069.27" calcext:value-type="float">
            <text:p>8876069.27</text:p>
          </table:table-cell>
          <table:table-cell office:value-type="float" office:value="18.32" calcext:value-type="float">
            <text:p>18.32</text:p>
          </table:table-cell>
          <table:table-cell office:value-type="float" office:value="18.08" calcext:value-type="float">
            <text:p>18.08</text:p>
          </table:table-cell>
          <table:table-cell office:value-type="float" office:value="0.51" calcext:value-type="float">
            <text:p>0.51</text:p>
          </table:table-cell>
          <table:table-cell office:value-type="float" office:value="1.01" calcext:value-type="float">
            <text:p>1.01</text:p>
          </table:table-cell>
          <table:table-cell office:value-type="float" office:value="293.39" calcext:value-type="float">
            <text:p>293.39</text:p>
          </table:table-cell>
        </table:table-row>
        <table:table-row table:style-name="ro1">
          <table:table-cell/>
          <table:table-cell office:value-type="float" office:value="62024" calcext:value-type="float">
            <text:p>62024</text:p>
          </table:table-cell>
          <table:table-cell office:value-type="float" office:value="7045" calcext:value-type="float">
            <text:p>7045</text:p>
          </table:table-cell>
          <table:table-cell office:value-type="float" office:value="5339134718.37" calcext:value-type="float">
            <text:p>5339134718.37</text:p>
          </table:table-cell>
          <table:table-cell office:value-type="float" office:value="7748341825.87" calcext:value-type="float">
            <text:p>7748341825.87</text:p>
          </table:table-cell>
          <table:table-cell office:value-type="float" office:value="75260.75" calcext:value-type="float">
            <text:p>75260.75</text:p>
          </table:table-cell>
          <table:table-cell office:value-type="float" office:value="159106742.62" calcext:value-type="float">
            <text:p>159106742.62</text:p>
          </table:table-cell>
          <table:table-cell office:value-type="float" office:value="159400891.5" calcext:value-type="float">
            <text:p>159400891.5</text:p>
          </table:table-cell>
          <table:table-cell office:value-type="float" office:value="154794033.25" calcext:value-type="float">
            <text:p>15479403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75260.75" calcext:value-type="float">
            <text:p>75260.75</text:p>
          </table:table-cell>
          <table:table-cell office:value-type="float" office:value="10.46" calcext:value-type="float">
            <text:p>10.46</text:p>
          </table:table-cell>
          <table:table-cell office:value-type="float" office:value="10.48" calcext:value-type="float">
            <text:p>10.48</text:p>
          </table:table-cell>
          <table:table-cell office:value-type="float" office:value="10.18" calcext:value-type="float">
            <text:p>10.18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tream_d0_3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047" calcext:value-type="float">
            <text:p>62047</text:p>
          </table:table-cell>
          <table:table-cell office:value-type="float" office:value="7434" calcext:value-type="float">
            <text:p>7434</text:p>
          </table:table-cell>
          <table:table-cell office:value-type="float" office:value="5476357257.62" calcext:value-type="float">
            <text:p>5476357257.62</text:p>
          </table:table-cell>
          <table:table-cell office:value-type="float" office:value="7822424627.75" calcext:value-type="float">
            <text:p>7822424627.75</text:p>
          </table:table-cell>
          <table:table-cell office:value-type="float" office:value="201754.25" calcext:value-type="float">
            <text:p>201754.25</text:p>
          </table:table-cell>
          <table:table-cell office:value-type="float" office:value="160188406.62" calcext:value-type="float">
            <text:p>160188406.62</text:p>
          </table:table-cell>
          <table:table-cell office:value-type="float" office:value="160447317.87" calcext:value-type="float">
            <text:p>160447317.87</text:p>
          </table:table-cell>
          <table:table-cell office:value-type="float" office:value="155892335.25" calcext:value-type="float">
            <text:p>15589233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201754.25" calcext:value-type="float">
            <text:p>201754.25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5" calcext:value-type="float">
            <text:p>10.35</text:p>
          </table:table-cell>
          <table:table-cell office:value-type="float" office:value="10.06" calcext:value-type="float">
            <text:p>1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049" calcext:value-type="float">
            <text:p>62049</text:p>
          </table:table-cell>
          <table:table-cell office:value-type="float" office:value="22266" calcext:value-type="float">
            <text:p>22266</text:p>
          </table:table-cell>
          <table:table-cell office:value-type="float" office:value="1915669219.77" calcext:value-type="float">
            <text:p>1915669219.77</text:p>
          </table:table-cell>
          <table:table-cell office:value-type="float" office:value="7498232714.44" calcext:value-type="float">
            <text:p>7498232714.44</text:p>
          </table:table-cell>
          <table:table-cell office:value-type="float" office:value="7514515.62" calcext:value-type="float">
            <text:p>7514515.62</text:p>
          </table:table-cell>
          <table:table-cell office:value-type="float" office:value="244467031.55" calcext:value-type="float">
            <text:p>244467031.55</text:p>
          </table:table-cell>
          <table:table-cell office:value-type="float" office:value="241311828.22" calcext:value-type="float">
            <text:p>241311828.22</text:p>
          </table:table-cell>
          <table:table-cell office:value-type="float" office:value="7148139.66" calcext:value-type="float">
            <text:p>7148139.66</text:p>
          </table:table-cell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7514515.62" calcext:value-type="float">
            <text:p>7514515.62</text:p>
          </table:table-cell>
          <table:table-cell office:value-type="float" office:value="18.81" calcext:value-type="float">
            <text:p>18.81</text:p>
          </table:table-cell>
          <table:table-cell office:value-type="float" office:value="18.6" calcext:value-type="float">
            <text:p>18.6</text:p>
          </table:table-cell>
          <table:table-cell office:value-type="float" office:value="0.49" calcext:value-type="float">
            <text:p>0.49</text:p>
          </table:table-cell>
          <table:table-cell office:value-type="float" office:value="1.01" calcext:value-type="float">
            <text:p>1.01</text:p>
          </table:table-cell>
          <table:table-cell office:value-type="float" office:value="1374.18" calcext:value-type="float">
            <text:p>1374.18</text:p>
          </table:table-cell>
        </table:table-row>
        <table:table-row table:style-name="ro1">
          <table:table-cell/>
          <table:table-cell office:value-type="float" office:value="62067" calcext:value-type="float">
            <text:p>62067</text:p>
          </table:table-cell>
          <table:table-cell office:value-type="float" office:value="7422" calcext:value-type="float">
            <text:p>7422</text:p>
          </table:table-cell>
          <table:table-cell office:value-type="float" office:value="5477977540" calcext:value-type="float">
            <text:p>5477977540</text:p>
          </table:table-cell>
          <table:table-cell office:value-type="float" office:value="7830678282.62" calcext:value-type="float">
            <text:p>7830678282.62</text:p>
          </table:table-cell>
          <table:table-cell office:value-type="float" office:value="114256.5" calcext:value-type="float">
            <text:p>114256.5</text:p>
          </table:table-cell>
          <table:table-cell office:value-type="float" office:value="160156988.87" calcext:value-type="float">
            <text:p>160156988.87</text:p>
          </table:table-cell>
          <table:table-cell office:value-type="float" office:value="160412683.5" calcext:value-type="float">
            <text:p>160412683.5</text:p>
          </table:table-cell>
          <table:table-cell office:value-type="float" office:value="155879988.12" calcext:value-type="float">
            <text:p>155879988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14256.5" calcext:value-type="float">
            <text:p>114256.5</text:p>
          </table:table-cell>
          <table:table-cell office:value-type="float" office:value="10.34" calcext:value-type="float">
            <text:p>10.34</text:p>
          </table:table-cell>
          <table:table-cell office:value-type="float" office:value="10.35" calcext:value-type="float">
            <text:p>10.35</text:p>
          </table:table-cell>
          <table:table-cell office:value-type="float" office:value="10.06" calcext:value-type="float">
            <text:p>10.06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072" calcext:value-type="float">
            <text:p>62072</text:p>
          </table:table-cell>
          <table:table-cell office:value-type="float" office:value="6049" calcext:value-type="float">
            <text:p>6049</text:p>
          </table:table-cell>
          <table:table-cell office:value-type="float" office:value="5184538277" calcext:value-type="float">
            <text:p>5184538277</text:p>
          </table:table-cell>
          <table:table-cell office:value-type="float" office:value="7672722678.85" calcext:value-type="float">
            <text:p>7672722678.85</text:p>
          </table:table-cell>
          <table:table-cell office:value-type="float" office:value="187470.28" calcext:value-type="float">
            <text:p>187470.28</text:p>
          </table:table-cell>
          <table:table-cell office:value-type="float" office:value="159450658.42" calcext:value-type="float">
            <text:p>159450658.42</text:p>
          </table:table-cell>
          <table:table-cell office:value-type="float" office:value="159738939.85" calcext:value-type="float">
            <text:p>159738939.85</text:p>
          </table:table-cell>
          <table:table-cell office:value-type="float" office:value="155000324.71" calcext:value-type="float">
            <text:p>155000324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87470.28" calcext:value-type="float">
            <text:p>187470.28</text:p>
          </table:table-cell>
          <table:table-cell office:value-type="float" office:value="11.93" calcext:value-type="float">
            <text:p>11.93</text:p>
          </table:table-cell>
          <table:table-cell office:value-type="float" office:value="11.95" calcext:value-type="float">
            <text:p>11.95</text:p>
          </table:table-cell>
          <table:table-cell office:value-type="float" office:value="11.61" calcext:value-type="float">
            <text:p>11.6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tream_d0_blackschole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7136" calcext:value-type="float">
            <text:p>57136</text:p>
          </table:table-cell>
          <table:table-cell office:value-type="float" office:value="87631" calcext:value-type="float">
            <text:p>87631</text:p>
          </table:table-cell>
          <table:table-cell office:value-type="float" office:value="7250600406.33" calcext:value-type="float">
            <text:p>7250600406.33</text:p>
          </table:table-cell>
          <table:table-cell office:value-type="float" office:value="5257225002.93" calcext:value-type="float">
            <text:p>5257225002.93</text:p>
          </table:table-cell>
          <table:table-cell office:value-type="float" office:value="113107.75" calcext:value-type="float">
            <text:p>113107.75</text:p>
          </table:table-cell>
          <table:table-cell office:value-type="float" office:value="14401822.86" calcext:value-type="float">
            <text:p>14401822.86</text:p>
          </table:table-cell>
          <table:table-cell office:value-type="float" office:value="22545885.86" calcext:value-type="float">
            <text:p>22545885.86</text:p>
          </table:table-cell>
          <table:table-cell office:value-type="float" office:value="4212142.35" calcext:value-type="float">
            <text:p>4212142.35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107.75" calcext:value-type="float">
            <text:p>113107.75</text:p>
          </table:table-cell>
          <table:table-cell office:value-type="float" office:value="1.03" calcext:value-type="float">
            <text:p>1.03</text:p>
          </table:table-cell>
          <table:table-cell office:value-type="float" office:value="1.61" calcext:value-type="float">
            <text:p>1.61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119.44" calcext:value-type="float">
            <text:p>119.44</text:p>
          </table:table-cell>
        </table:table-row>
        <table:table-row table:style-name="ro1">
          <table:table-cell/>
          <table:table-cell office:value-type="float" office:value="57138" calcext:value-type="float">
            <text:p>57138</text:p>
          </table:table-cell>
          <table:table-cell office:value-type="float" office:value="6940" calcext:value-type="float">
            <text:p>6940</text:p>
          </table:table-cell>
          <table:table-cell office:value-type="float" office:value="6257897283" calcext:value-type="float">
            <text:p>6257897283</text:p>
          </table:table-cell>
          <table:table-cell office:value-type="float" office:value="8433735010.57" calcext:value-type="float">
            <text:p>8433735010.57</text:p>
          </table:table-cell>
          <table:table-cell office:value-type="float" office:value="256105.71" calcext:value-type="float">
            <text:p>256105.71</text:p>
          </table:table-cell>
          <table:table-cell office:value-type="float" office:value="183019882.57" calcext:value-type="float">
            <text:p>183019882.57</text:p>
          </table:table-cell>
          <table:table-cell office:value-type="float" office:value="183310884" calcext:value-type="float">
            <text:p>183310884</text:p>
          </table:table-cell>
          <table:table-cell office:value-type="float" office:value="178550378.28" calcext:value-type="float">
            <text:p>178550378.28</text:p>
          </table:table-cell>
          <table:table-cell office:value-type="float" office:value="37.85" calcext:value-type="float">
            <text:p>37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56105.71" calcext:value-type="float">
            <text:p>256105.71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6" calcext:value-type="float">
            <text:p>11.76</text:p>
          </table:table-cell>
          <table:table-cell office:value-type="float" office:value="11.45" calcext:value-type="float">
            <text:p>11.45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57158" calcext:value-type="float">
            <text:p>57158</text:p>
          </table:table-cell>
          <table:table-cell office:value-type="float" office:value="6950" calcext:value-type="float">
            <text:p>6950</text:p>
          </table:table-cell>
          <table:table-cell office:value-type="float" office:value="6273854766.71" calcext:value-type="float">
            <text:p>6273854766.71</text:p>
          </table:table-cell>
          <table:table-cell office:value-type="float" office:value="8527332861.28" calcext:value-type="float">
            <text:p>8527332861.28</text:p>
          </table:table-cell>
          <table:table-cell office:value-type="float" office:value="130793.42" calcext:value-type="float">
            <text:p>130793.42</text:p>
          </table:table-cell>
          <table:table-cell office:value-type="float" office:value="183081441.14" calcext:value-type="float">
            <text:p>183081441.14</text:p>
          </table:table-cell>
          <table:table-cell office:value-type="float" office:value="183384669.42" calcext:value-type="float">
            <text:p>183384669.42</text:p>
          </table:table-cell>
          <table:table-cell office:value-type="float" office:value="178572326.57" calcext:value-type="float">
            <text:p>178572326.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30793.42" calcext:value-type="float">
            <text:p>130793.42</text:p>
          </table:table-cell>
          <table:table-cell office:value-type="float" office:value="11.74" calcext:value-type="float">
            <text:p>11.74</text:p>
          </table:table-cell>
          <table:table-cell office:value-type="float" office:value="11.76" calcext:value-type="float">
            <text:p>11.76</text:p>
          </table:table-cell>
          <table:table-cell office:value-type="float" office:value="11.46" calcext:value-type="float">
            <text:p>11.46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57163" calcext:value-type="float">
            <text:p>57163</text:p>
          </table:table-cell>
          <table:table-cell office:value-type="float" office:value="7073" calcext:value-type="float">
            <text:p>7073</text:p>
          </table:table-cell>
          <table:table-cell office:value-type="float" office:value="6284464779.57" calcext:value-type="float">
            <text:p>6284464779.57</text:p>
          </table:table-cell>
          <table:table-cell office:value-type="float" office:value="8517169953.42" calcext:value-type="float">
            <text:p>8517169953.42</text:p>
          </table:table-cell>
          <table:table-cell office:value-type="float" office:value="117705" calcext:value-type="float">
            <text:p>117705</text:p>
          </table:table-cell>
          <table:table-cell office:value-type="float" office:value="183074621.14" calcext:value-type="float">
            <text:p>183074621.14</text:p>
          </table:table-cell>
          <table:table-cell office:value-type="float" office:value="183353605" calcext:value-type="float">
            <text:p>183353605</text:p>
          </table:table-cell>
          <table:table-cell office:value-type="float" office:value="178540207.57" calcext:value-type="float">
            <text:p>178540207.5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7705" calcext:value-type="float">
            <text:p>117705</text:p>
          </table:table-cell>
          <table:table-cell office:value-type="float" office:value="11.62" calcext:value-type="float">
            <text:p>11.62</text:p>
          </table:table-cell>
          <table:table-cell office:value-type="float" office:value="11.64" calcext:value-type="float">
            <text:p>11.64</text:p>
          </table:table-cell>
          <table:table-cell office:value-type="float" office:value="11.34" calcext:value-type="float">
            <text:p>11.3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57171" calcext:value-type="float">
            <text:p>57171</text:p>
          </table:table-cell>
          <table:table-cell office:value-type="float" office:value="7158" calcext:value-type="float">
            <text:p>7158</text:p>
          </table:table-cell>
          <table:table-cell office:value-type="float" office:value="5480440288.87" calcext:value-type="float">
            <text:p>5480440288.87</text:p>
          </table:table-cell>
          <table:table-cell office:value-type="float" office:value="7520153212" calcext:value-type="float">
            <text:p>7520153212</text:p>
          </table:table-cell>
          <table:table-cell office:value-type="float" office:value="168728.12" calcext:value-type="float">
            <text:p>168728.12</text:p>
          </table:table-cell>
          <table:table-cell office:value-type="float" office:value="160235784.5" calcext:value-type="float">
            <text:p>160235784.5</text:p>
          </table:table-cell>
          <table:table-cell office:value-type="float" office:value="160528510.62" calcext:value-type="float">
            <text:p>160528510.62</text:p>
          </table:table-cell>
          <table:table-cell office:value-type="float" office:value="156136114.12" calcext:value-type="float">
            <text:p>156136114.12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68728.12" calcext:value-type="float">
            <text:p>168728.12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4" calcext:value-type="float">
            <text:p>10.24</text:p>
          </table:table-cell>
          <table:table-cell office:value-type="float" office:value="9.96" calcext:value-type="float">
            <text:p>9.96</text:p>
          </table:table-cell>
          <table:table-cell office:value-type="float" office:value="0.92" calcext:value-type="float">
            <text:p>0.9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/>
          <table:table-cell office:value-type="float" office:value="57194" calcext:value-type="float">
            <text:p>57194</text:p>
          </table:table-cell>
          <table:table-cell office:value-type="float" office:value="7104" calcext:value-type="float">
            <text:p>7104</text:p>
          </table:table-cell>
          <table:table-cell office:value-type="float" office:value="5481485865.5" calcext:value-type="float">
            <text:p>5481485865.5</text:p>
          </table:table-cell>
          <table:table-cell office:value-type="float" office:value="7495265490.12" calcext:value-type="float">
            <text:p>7495265490.12</text:p>
          </table:table-cell>
          <table:table-cell office:value-type="float" office:value="127484.12" calcext:value-type="float">
            <text:p>127484.12</text:p>
          </table:table-cell>
          <table:table-cell office:value-type="float" office:value="160207300.5" calcext:value-type="float">
            <text:p>160207300.5</text:p>
          </table:table-cell>
          <table:table-cell office:value-type="float" office:value="160470568.75" calcext:value-type="float">
            <text:p>160470568.75</text:p>
          </table:table-cell>
          <table:table-cell office:value-type="float" office:value="156117779.87" calcext:value-type="float">
            <text:p>156117779.87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27484.12" calcext:value-type="float">
            <text:p>127484.1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4" calcext:value-type="float">
            <text:p>10.24</text:p>
          </table:table-cell>
          <table:table-cell office:value-type="float" office:value="9.97" calcext:value-type="float">
            <text:p>9.97</text:p>
          </table:table-cell>
          <table:table-cell office:value-type="float" office:value="0.92" calcext:value-type="float">
            <text:p>0.92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/>
          <table:table-cell office:value-type="float" office:value="57221" calcext:value-type="float">
            <text:p>57221</text:p>
          </table:table-cell>
          <table:table-cell office:value-type="float" office:value="7128" calcext:value-type="float">
            <text:p>7128</text:p>
          </table:table-cell>
          <table:table-cell office:value-type="float" office:value="5480694016.75" calcext:value-type="float">
            <text:p>5480694016.75</text:p>
          </table:table-cell>
          <table:table-cell office:value-type="float" office:value="7532812239.37" calcext:value-type="float">
            <text:p>7532812239.37</text:p>
          </table:table-cell>
          <table:table-cell office:value-type="float" office:value="143971.87" calcext:value-type="float">
            <text:p>143971.87</text:p>
          </table:table-cell>
          <table:table-cell office:value-type="float" office:value="160198967.12" calcext:value-type="float">
            <text:p>160198967.12</text:p>
          </table:table-cell>
          <table:table-cell office:value-type="float" office:value="160445521.62" calcext:value-type="float">
            <text:p>160445521.62</text:p>
          </table:table-cell>
          <table:table-cell office:value-type="float" office:value="156126049.12" calcext:value-type="float">
            <text:p>156126049.12</text:p>
          </table:table-cell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43971.87" calcext:value-type="float">
            <text:p>143971.87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4" calcext:value-type="float">
            <text:p>10.24</text:p>
          </table:table-cell>
          <table:table-cell office:value-type="float" office:value="9.97" calcext:value-type="float">
            <text:p>9.97</text:p>
          </table:table-cell>
          <table:table-cell office:value-type="float" office:value="0.93" calcext:value-type="float">
            <text:p>0.93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/>
          <table:table-cell office:value-type="float" office:value="57230" calcext:value-type="float">
            <text:p>57230</text:p>
          </table:table-cell>
          <table:table-cell office:value-type="float" office:value="7152" calcext:value-type="float">
            <text:p>7152</text:p>
          </table:table-cell>
          <table:table-cell office:value-type="float" office:value="5480620381" calcext:value-type="float">
            <text:p>5480620381</text:p>
          </table:table-cell>
          <table:table-cell office:value-type="float" office:value="7532223205.75" calcext:value-type="float">
            <text:p>7532223205.75</text:p>
          </table:table-cell>
          <table:table-cell office:value-type="float" office:value="106353" calcext:value-type="float">
            <text:p>106353</text:p>
          </table:table-cell>
          <table:table-cell office:value-type="float" office:value="160219455.25" calcext:value-type="float">
            <text:p>160219455.25</text:p>
          </table:table-cell>
          <table:table-cell office:value-type="float" office:value="160473596.5" calcext:value-type="float">
            <text:p>160473596.5</text:p>
          </table:table-cell>
          <table:table-cell office:value-type="float" office:value="156119203.25" calcext:value-type="float">
            <text:p>156119203.25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06353" calcext:value-type="float">
            <text:p>106353</text:p>
          </table:table-cell>
          <table:table-cell office:value-type="float" office:value="10.22" calcext:value-type="float">
            <text:p>10.22</text:p>
          </table:table-cell>
          <table:table-cell office:value-type="float" office:value="10.24" calcext:value-type="float">
            <text:p>10.24</text:p>
          </table:table-cell>
          <table:table-cell office:value-type="float" office:value="9.96" calcext:value-type="float">
            <text:p>9.96</text:p>
          </table:table-cell>
          <table:table-cell office:value-type="float" office:value="0.93" calcext:value-type="float">
            <text:p>0.93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/>
          <table:table-cell office:value-type="float" office:value="57235" calcext:value-type="float">
            <text:p>57235</text:p>
          </table:table-cell>
          <table:table-cell office:value-type="float" office:value="7115" calcext:value-type="float">
            <text:p>7115</text:p>
          </table:table-cell>
          <table:table-cell office:value-type="float" office:value="5479754453.5" calcext:value-type="float">
            <text:p>5479754453.5</text:p>
          </table:table-cell>
          <table:table-cell office:value-type="float" office:value="7529647651" calcext:value-type="float">
            <text:p>7529647651</text:p>
          </table:table-cell>
          <table:table-cell office:value-type="float" office:value="110068.75" calcext:value-type="float">
            <text:p>110068.75</text:p>
          </table:table-cell>
          <table:table-cell office:value-type="float" office:value="160204896.25" calcext:value-type="float">
            <text:p>160204896.25</text:p>
          </table:table-cell>
          <table:table-cell office:value-type="float" office:value="160455819.12" calcext:value-type="float">
            <text:p>160455819.12</text:p>
          </table:table-cell>
          <table:table-cell office:value-type="float" office:value="156122508" calcext:value-type="float">
            <text:p>156122508</text:p>
          </table:table-cell>
          <table:table-cell office:value-type="float" office:value="36.37" calcext:value-type="float">
            <text:p>36.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10068.75" calcext:value-type="float">
            <text:p>110068.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4" calcext:value-type="float">
            <text:p>10.24</text:p>
          </table:table-cell>
          <table:table-cell office:value-type="float" office:value="9.97" calcext:value-type="float">
            <text:p>9.97</text:p>
          </table:table-cell>
          <table:table-cell office:value-type="float" office:value="0.93" calcext:value-type="float">
            <text:p>0.9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/>
          <table:table-cell office:value-type="float" office:value="57240" calcext:value-type="float">
            <text:p>57240</text:p>
          </table:table-cell>
          <table:table-cell office:value-type="float" office:value="7120" calcext:value-type="float">
            <text:p>7120</text:p>
          </table:table-cell>
          <table:table-cell office:value-type="float" office:value="5479474861.37" calcext:value-type="float">
            <text:p>5479474861.37</text:p>
          </table:table-cell>
          <table:table-cell office:value-type="float" office:value="7531946871.62" calcext:value-type="float">
            <text:p>7531946871.62</text:p>
          </table:table-cell>
          <table:table-cell office:value-type="float" office:value="201669.75" calcext:value-type="float">
            <text:p>201669.75</text:p>
          </table:table-cell>
          <table:table-cell office:value-type="float" office:value="160201635.37" calcext:value-type="float">
            <text:p>160201635.37</text:p>
          </table:table-cell>
          <table:table-cell office:value-type="float" office:value="160449770" calcext:value-type="float">
            <text:p>160449770</text:p>
          </table:table-cell>
          <table:table-cell office:value-type="float" office:value="156123515" calcext:value-type="float">
            <text:p>156123515</text:p>
          </table:table-cell>
          <table:table-cell office:value-type="float" office:value="36.25" calcext:value-type="float">
            <text:p>36.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201669.75" calcext:value-type="float">
            <text:p>201669.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4" calcext:value-type="float">
            <text:p>10.24</text:p>
          </table:table-cell>
          <table:table-cell office:value-type="float" office:value="9.97" calcext:value-type="float">
            <text:p>9.97</text:p>
          </table:table-cell>
          <table:table-cell office:value-type="float" office:value="0.93" calcext:value-type="float">
            <text:p>0.9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/>
          <table:table-cell office:value-type="float" office:value="57245" calcext:value-type="float">
            <text:p>57245</text:p>
          </table:table-cell>
          <table:table-cell office:value-type="float" office:value="7055" calcext:value-type="float">
            <text:p>7055</text:p>
          </table:table-cell>
          <table:table-cell office:value-type="float" office:value="6262566073.71" calcext:value-type="float">
            <text:p>6262566073.71</text:p>
          </table:table-cell>
          <table:table-cell office:value-type="float" office:value="8605781792.71" calcext:value-type="float">
            <text:p>8605781792.71</text:p>
          </table:table-cell>
          <table:table-cell office:value-type="float" office:value="230655.85" calcext:value-type="float">
            <text:p>230655.85</text:p>
          </table:table-cell>
          <table:table-cell office:value-type="float" office:value="183108519.85" calcext:value-type="float">
            <text:p>183108519.85</text:p>
          </table:table-cell>
          <table:table-cell office:value-type="float" office:value="183430627" calcext:value-type="float">
            <text:p>183430627</text:p>
          </table:table-cell>
          <table:table-cell office:value-type="float" office:value="178440035.85" calcext:value-type="float">
            <text:p>178440035.85</text:p>
          </table:table-cell>
          <table:table-cell office:value-type="float" office:value="39.57" calcext:value-type="float">
            <text:p>39.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230655.85" calcext:value-type="float">
            <text:p>230655.85</text:p>
          </table:table-cell>
          <table:table-cell office:value-type="float" office:value="11.64" calcext:value-type="float">
            <text:p>11.64</text:p>
          </table:table-cell>
          <table:table-cell office:value-type="float" office:value="11.66" calcext:value-type="float">
            <text:p>11.66</text:p>
          </table:table-cell>
          <table:table-cell office:value-type="float" office:value="11.34" calcext:value-type="float">
            <text:p>11.3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57250" calcext:value-type="float">
            <text:p>57250</text:p>
          </table:table-cell>
          <table:table-cell office:value-type="float" office:value="6906" calcext:value-type="float">
            <text:p>6906</text:p>
          </table:table-cell>
          <table:table-cell office:value-type="float" office:value="6267200313.14" calcext:value-type="float">
            <text:p>6267200313.14</text:p>
          </table:table-cell>
          <table:table-cell office:value-type="float" office:value="8374319666.42" calcext:value-type="float">
            <text:p>8374319666.42</text:p>
          </table:table-cell>
          <table:table-cell office:value-type="float" office:value="207209.85" calcext:value-type="float">
            <text:p>207209.85</text:p>
          </table:table-cell>
          <table:table-cell office:value-type="float" office:value="183022452" calcext:value-type="float">
            <text:p>183022452</text:p>
          </table:table-cell>
          <table:table-cell office:value-type="float" office:value="183322408" calcext:value-type="float">
            <text:p>183322408</text:p>
          </table:table-cell>
          <table:table-cell office:value-type="float" office:value="178512832" calcext:value-type="float">
            <text:p>178512832</text:p>
          </table:table-cell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207209.85" calcext:value-type="float">
            <text:p>207209.85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" calcext:value-type="float">
            <text:p>11.8</text:p>
          </table:table-cell>
          <table:table-cell office:value-type="float" office:value="11.49" calcext:value-type="float">
            <text:p>11.4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57261" calcext:value-type="float">
            <text:p>57261</text:p>
          </table:table-cell>
          <table:table-cell office:value-type="float" office:value="3745" calcext:value-type="float">
            <text:p>3745</text:p>
          </table:table-cell>
          <table:table-cell office:value-type="float" office:value="2563979183.4" calcext:value-type="float">
            <text:p>2563979183.4</text:p>
          </table:table-cell>
          <table:table-cell office:value-type="float" office:value="3307322603.6" calcext:value-type="float">
            <text:p>3307322603.6</text:p>
          </table:table-cell>
          <table:table-cell office:value-type="float" office:value="100756.8" calcext:value-type="float">
            <text:p>100756.8</text:p>
          </table:table-cell>
          <table:table-cell office:value-type="float" office:value="74708614" calcext:value-type="float">
            <text:p>74708614</text:p>
          </table:table-cell>
          <table:table-cell office:value-type="float" office:value="75119415" calcext:value-type="float">
            <text:p>75119415</text:p>
          </table:table-cell>
          <table:table-cell office:value-type="float" office:value="72162870.6" calcext:value-type="float">
            <text:p>72162870.6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00756.8" calcext:value-type="float">
            <text:p>100756.8</text:p>
          </table:table-cell>
          <table:table-cell office:value-type="float" office:value="5.36" calcext:value-type="float">
            <text:p>5.36</text:p>
          </table:table-cell>
          <table:table-cell office:value-type="float" office:value="5.39" calcext:value-type="float">
            <text:p>5.39</text:p>
          </table:table-cell>
          <table:table-cell office:value-type="float" office:value="5.19" calcext:value-type="float">
            <text:p>5.19</text:p>
          </table:table-cell>
          <table:table-cell office:value-type="float" office:value="0.89" calcext:value-type="float">
            <text:p>0.89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stream_d0_cholesky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096" calcext:value-type="float">
            <text:p>62096</text:p>
          </table:table-cell>
          <table:table-cell office:value-type="float" office:value="7120" calcext:value-type="float">
            <text:p>7120</text:p>
          </table:table-cell>
          <table:table-cell office:value-type="float" office:value="4868056161.88" calcext:value-type="float">
            <text:p>4868056161.88</text:p>
          </table:table-cell>
          <table:table-cell office:value-type="float" office:value="6753249986.77" calcext:value-type="float">
            <text:p>6753249986.77</text:p>
          </table:table-cell>
          <table:table-cell office:value-type="float" office:value="96313" calcext:value-type="float">
            <text:p>96313</text:p>
          </table:table-cell>
          <table:table-cell office:value-type="float" office:value="142344247.44" calcext:value-type="float">
            <text:p>142344247.44</text:p>
          </table:table-cell>
          <table:table-cell office:value-type="float" office:value="142562042.33" calcext:value-type="float">
            <text:p>142562042.33</text:p>
          </table:table-cell>
          <table:table-cell office:value-type="float" office:value="137970634.33" calcext:value-type="float">
            <text:p>13797063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313" calcext:value-type="float">
            <text:p>96313</text:p>
          </table:table-cell>
          <table:table-cell office:value-type="float" office:value="9.12" calcext:value-type="float">
            <text:p>9.12</text:p>
          </table:table-cell>
          <table:table-cell office:value-type="float" office:value="9.14" calcext:value-type="float">
            <text:p>9.14</text:p>
          </table:table-cell>
          <table:table-cell office:value-type="float" office:value="8.84" calcext:value-type="float">
            <text:p>8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/>
          <table:table-cell office:value-type="float" office:value="62098" calcext:value-type="float">
            <text:p>62098</text:p>
          </table:table-cell>
          <table:table-cell office:value-type="float" office:value="7118" calcext:value-type="float">
            <text:p>7118</text:p>
          </table:table-cell>
          <table:table-cell office:value-type="float" office:value="13639715292.5" calcext:value-type="float">
            <text:p>13639715292.5</text:p>
          </table:table-cell>
          <table:table-cell office:value-type="float" office:value="8044362557.12" calcext:value-type="float">
            <text:p>8044362557.12</text:p>
          </table:table-cell>
          <table:table-cell office:value-type="float" office:value="7708326.5" calcext:value-type="float">
            <text:p>7708326.5</text:p>
          </table:table-cell>
          <table:table-cell office:value-type="float" office:value="305010227.12" calcext:value-type="float">
            <text:p>305010227.12</text:p>
          </table:table-cell>
          <table:table-cell office:value-type="float" office:value="402274152.5" calcext:value-type="float">
            <text:p>402274152.5</text:p>
          </table:table-cell>
          <table:table-cell office:value-type="float" office:value="4772678.5" calcext:value-type="float">
            <text:p>4772678.5</text:p>
          </table:table-cell>
          <table:table-cell office:value-type="float" office:value="43.62" calcext:value-type="float">
            <text:p>43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7708326.5" calcext:value-type="float">
            <text:p>7708326.5</text:p>
          </table:table-cell>
          <table:table-cell office:value-type="float" office:value="21.51" calcext:value-type="float">
            <text:p>21.51</text:p>
          </table:table-cell>
          <table:table-cell office:value-type="float" office:value="28.33" calcext:value-type="float">
            <text:p>28.33</text:p>
          </table:table-cell>
          <table:table-cell office:value-type="float" office:value="0.31" calcext:value-type="float">
            <text:p>0.31</text:p>
          </table:table-cell>
          <table:table-cell office:value-type="float" office:value="0.76" calcext:value-type="float">
            <text:p>0.76</text:p>
          </table:table-cell>
          <table:table-cell office:value-type="float" office:value="98.88" calcext:value-type="float">
            <text:p>98.88</text:p>
          </table:table-cell>
        </table:table-row>
        <table:table-row table:style-name="ro1">
          <table:table-cell/>
          <table:table-cell office:value-type="float" office:value="62116" calcext:value-type="float">
            <text:p>62116</text:p>
          </table:table-cell>
          <table:table-cell office:value-type="float" office:value="1004" calcext:value-type="float">
            <text:p>1004</text:p>
          </table:table-cell>
          <table:table-cell office:value-type="float" office:value="17712212853" calcext:value-type="float">
            <text:p>17712212853</text:p>
          </table:table-cell>
          <table:table-cell office:value-type="float" office:value="9236111413" calcext:value-type="float">
            <text:p>9236111413</text:p>
          </table:table-cell>
          <table:table-cell office:value-type="float" office:value="9707390" calcext:value-type="float">
            <text:p>9707390</text:p>
          </table:table-cell>
          <table:table-cell office:value-type="float" office:value="392608424" calcext:value-type="float">
            <text:p>392608424</text:p>
          </table:table-cell>
          <table:table-cell office:value-type="float" office:value="521615130" calcext:value-type="float">
            <text:p>521615130</text:p>
          </table:table-cell>
          <table:table-cell office:value-type="float" office:value="543900" calcext:value-type="float">
            <text:p>5439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9707390" calcext:value-type="float">
            <text:p>9707390</text:p>
          </table:table-cell>
          <table:table-cell office:value-type="float" office:value="25.02" calcext:value-type="float">
            <text:p>25.02</text:p>
          </table:table-cell>
          <table:table-cell office:value-type="float" office:value="33.25" calcext:value-type="float">
            <text:p>33.25</text:p>
          </table:table-cell>
          <table:table-cell office:value-type="float" office:value="0.03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959.03" calcext:value-type="float">
            <text:p>959.03</text:p>
          </table:table-cell>
        </table:table-row>
        <table:table-row table:style-name="ro1">
          <table:table-cell office:value-type="string" calcext:value-type="string">
            <text:p>stream_d0_durbi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182" calcext:value-type="float">
            <text:p>62182</text:p>
          </table:table-cell>
          <table:table-cell office:value-type="float" office:value="7423" calcext:value-type="float">
            <text:p>7423</text:p>
          </table:table-cell>
          <table:table-cell office:value-type="float" office:value="5475196613.37" calcext:value-type="float">
            <text:p>5475196613.37</text:p>
          </table:table-cell>
          <table:table-cell office:value-type="float" office:value="8062663435.25" calcext:value-type="float">
            <text:p>8062663435.25</text:p>
          </table:table-cell>
          <table:table-cell office:value-type="float" office:value="163742" calcext:value-type="float">
            <text:p>163742</text:p>
          </table:table-cell>
          <table:table-cell office:value-type="float" office:value="160139169" calcext:value-type="float">
            <text:p>160139169</text:p>
          </table:table-cell>
          <table:table-cell office:value-type="float" office:value="160412972.87" calcext:value-type="float">
            <text:p>160412972.87</text:p>
          </table:table-cell>
          <table:table-cell office:value-type="float" office:value="156210371.37" calcext:value-type="float">
            <text:p>15621037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163742" calcext:value-type="float">
            <text:p>163742</text:p>
          </table:table-cell>
          <table:table-cell office:value-type="float" office:value="10.36" calcext:value-type="float">
            <text:p>10.3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11" calcext:value-type="float">
            <text:p>10.1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184" calcext:value-type="float">
            <text:p>62184</text:p>
          </table:table-cell>
          <table:table-cell office:value-type="float" office:value="7426" calcext:value-type="float">
            <text:p>7426</text:p>
          </table:table-cell>
          <table:table-cell office:value-type="float" office:value="1074459273.22" calcext:value-type="float">
            <text:p>1074459273.22</text:p>
          </table:table-cell>
          <table:table-cell office:value-type="float" office:value="3844374845.66" calcext:value-type="float">
            <text:p>3844374845.66</text:p>
          </table:table-cell>
          <table:table-cell office:value-type="float" office:value="10584099.44" calcext:value-type="float">
            <text:p>10584099.44</text:p>
          </table:table-cell>
          <table:table-cell office:value-type="float" office:value="72710641.55" calcext:value-type="float">
            <text:p>72710641.55</text:p>
          </table:table-cell>
          <table:table-cell office:value-type="float" office:value="54603582.33" calcext:value-type="float">
            <text:p>54603582.33</text:p>
          </table:table-cell>
          <table:table-cell office:value-type="float" office:value="6709133.44" calcext:value-type="float">
            <text:p>6709133.44</text:p>
          </table:table-cell>
          <table:table-cell office:value-type="float" office:value="33.66" calcext:value-type="float">
            <text:p>33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84099.44" calcext:value-type="float">
            <text:p>10584099.44</text:p>
          </table:table-cell>
          <table:table-cell office:value-type="float" office:value="5.09" calcext:value-type="float">
            <text:p>5.09</text:p>
          </table:table-cell>
          <table:table-cell office:value-type="float" office:value="3.84" calcext:value-type="float">
            <text:p>3.84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/>
          <table:table-cell office:value-type="float" office:value="62202" calcext:value-type="float">
            <text:p>62202</text:p>
          </table:table-cell>
          <table:table-cell office:value-type="float" office:value="1003" calcext:value-type="float">
            <text:p>1003</text:p>
          </table:table-cell>
          <table:table-cell office:value-type="float" office:value="5837627495" calcext:value-type="float">
            <text:p>5837627495</text:p>
          </table:table-cell>
          <table:table-cell office:value-type="float" office:value="8129001292" calcext:value-type="float">
            <text:p>8129001292</text:p>
          </table:table-cell>
          <table:table-cell office:value-type="float" office:value="113043" calcext:value-type="float">
            <text:p>113043</text:p>
          </table:table-cell>
          <table:table-cell office:value-type="float" office:value="160910743" calcext:value-type="float">
            <text:p>160910743</text:p>
          </table:table-cell>
          <table:table-cell office:value-type="float" office:value="162665982" calcext:value-type="float">
            <text:p>162665982</text:p>
          </table:table-cell>
          <table:table-cell office:value-type="float" office:value="152728283" calcext:value-type="float">
            <text:p>1527282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13043" calcext:value-type="float">
            <text:p>113043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7" calcext:value-type="float">
            <text:p>10.37</text:p>
          </table:table-cell>
          <table:table-cell office:value-type="float" office:value="9.74" calcext:value-type="float">
            <text:p>9.74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stream_d0_ep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225" calcext:value-type="float">
            <text:p>62225</text:p>
          </table:table-cell>
          <table:table-cell office:value-type="float" office:value="7348" calcext:value-type="float">
            <text:p>7348</text:p>
          </table:table-cell>
          <table:table-cell office:value-type="float" office:value="5475214318.62" calcext:value-type="float">
            <text:p>5475214318.62</text:p>
          </table:table-cell>
          <table:table-cell office:value-type="float" office:value="7766782871.25" calcext:value-type="float">
            <text:p>7766782871.25</text:p>
          </table:table-cell>
          <table:table-cell office:value-type="float" office:value="126196" calcext:value-type="float">
            <text:p>126196</text:p>
          </table:table-cell>
          <table:table-cell office:value-type="float" office:value="160157537.87" calcext:value-type="float">
            <text:p>160157537.87</text:p>
          </table:table-cell>
          <table:table-cell office:value-type="float" office:value="160402928.75" calcext:value-type="float">
            <text:p>160402928.75</text:p>
          </table:table-cell>
          <table:table-cell office:value-type="float" office:value="156273954.5" calcext:value-type="float">
            <text:p>15627395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26196" calcext:value-type="float">
            <text:p>126196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5" calcext:value-type="float">
            <text:p>10.35</text:p>
          </table:table-cell>
          <table:table-cell office:value-type="float" office:value="10.09" calcext:value-type="float">
            <text:p>10.0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227" calcext:value-type="float">
            <text:p>62227</text:p>
          </table:table-cell>
          <table:table-cell office:value-type="float" office:value="10679" calcext:value-type="float">
            <text:p>10679</text:p>
          </table:table-cell>
          <table:table-cell office:value-type="float" office:value="5459738696.69" calcext:value-type="float">
            <text:p>5459738696.69</text:p>
          </table:table-cell>
          <table:table-cell office:value-type="float" office:value="7497183575.69" calcext:value-type="float">
            <text:p>7497183575.69</text:p>
          </table:table-cell>
          <table:table-cell office:value-type="float" office:value="57226.23" calcext:value-type="float">
            <text:p>57226.23</text:p>
          </table:table-cell>
          <table:table-cell office:value-type="float" office:value="12479598.07" calcext:value-type="float">
            <text:p>12479598.07</text:p>
          </table:table-cell>
          <table:table-cell office:value-type="float" office:value="13419475.84" calcext:value-type="float">
            <text:p>13419475.84</text:p>
          </table:table-cell>
          <table:table-cell office:value-type="float" office:value="9154755.84" calcext:value-type="float">
            <text:p>9154755.84</text:p>
          </table:table-cell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57226.23" calcext:value-type="float">
            <text:p>57226.23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61" calcext:value-type="float">
            <text:p>0.61</text:p>
          </table:table-cell>
          <table:table-cell office:value-type="float" office:value="0.93" calcext:value-type="float">
            <text:p>0.93</text:p>
          </table:table-cell>
          <table:table-cell office:value-type="float" office:value="1088.66" calcext:value-type="float">
            <text:p>1088.66</text:p>
          </table:table-cell>
        </table:table-row>
        <table:table-row table:style-name="ro1">
          <table:table-cell/>
          <table:table-cell office:value-type="float" office:value="62245" calcext:value-type="float">
            <text:p>62245</text:p>
          </table:table-cell>
          <table:table-cell office:value-type="float" office:value="2579" calcext:value-type="float">
            <text:p>2579</text:p>
          </table:table-cell>
          <table:table-cell office:value-type="float" office:value="5063424206.66" calcext:value-type="float">
            <text:p>5063424206.66</text:p>
          </table:table-cell>
          <table:table-cell office:value-type="float" office:value="7412722109.33" calcext:value-type="float">
            <text:p>7412722109.33</text:p>
          </table:table-cell>
          <table:table-cell office:value-type="float" office:value="65689.33" calcext:value-type="float">
            <text:p>65689.33</text:p>
          </table:table-cell>
          <table:table-cell office:value-type="float" office:value="151911868" calcext:value-type="float">
            <text:p>151911868</text:p>
          </table:table-cell>
          <table:table-cell office:value-type="float" office:value="152475206.33" calcext:value-type="float">
            <text:p>152475206.33</text:p>
          </table:table-cell>
          <table:table-cell office:value-type="float" office:value="147119584.33" calcext:value-type="float">
            <text:p>14711958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65689.33" calcext:value-type="float">
            <text:p>65689.33</text:p>
          </table:table-cell>
          <table:table-cell office:value-type="float" office:value="11.48" calcext:value-type="float">
            <text:p>11.48</text:p>
          </table:table-cell>
          <table:table-cell office:value-type="float" office:value="11.51" calcext:value-type="float">
            <text:p>11.51</text:p>
          </table:table-cell>
          <table:table-cell office:value-type="float" office:value="11.13" calcext:value-type="float">
            <text:p>11.13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tream_d0_gemm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312" calcext:value-type="float">
            <text:p>62312</text:p>
          </table:table-cell>
          <table:table-cell office:value-type="float" office:value="7418" calcext:value-type="float">
            <text:p>7418</text:p>
          </table:table-cell>
          <table:table-cell office:value-type="float" office:value="5476069795.5" calcext:value-type="float">
            <text:p>5476069795.5</text:p>
          </table:table-cell>
          <table:table-cell office:value-type="float" office:value="7799358525.12" calcext:value-type="float">
            <text:p>7799358525.12</text:p>
          </table:table-cell>
          <table:table-cell office:value-type="float" office:value="241694.87" calcext:value-type="float">
            <text:p>241694.87</text:p>
          </table:table-cell>
          <table:table-cell office:value-type="float" office:value="160172866" calcext:value-type="float">
            <text:p>160172866</text:p>
          </table:table-cell>
          <table:table-cell office:value-type="float" office:value="160417732.87" calcext:value-type="float">
            <text:p>160417732.87</text:p>
          </table:table-cell>
          <table:table-cell office:value-type="float" office:value="155911802.62" calcext:value-type="float">
            <text:p>15591180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241694.87" calcext:value-type="float">
            <text:p>241694.87</text:p>
          </table:table-cell>
          <table:table-cell office:value-type="float" office:value="10.33" calcext:value-type="float">
            <text:p>10.33</text:p>
          </table:table-cell>
          <table:table-cell office:value-type="float" office:value="10.34" calcext:value-type="float">
            <text:p>10.34</text:p>
          </table:table-cell>
          <table:table-cell office:value-type="float" office:value="10.05" calcext:value-type="float">
            <text:p>10.05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314" calcext:value-type="float">
            <text:p>62314</text:p>
          </table:table-cell>
          <table:table-cell office:value-type="float" office:value="19055" calcext:value-type="float">
            <text:p>19055</text:p>
          </table:table-cell>
          <table:table-cell office:value-type="float" office:value="2113878033.65" calcext:value-type="float">
            <text:p>2113878033.65</text:p>
          </table:table-cell>
          <table:table-cell office:value-type="float" office:value="7552746993.78" calcext:value-type="float">
            <text:p>7552746993.78</text:p>
          </table:table-cell>
          <table:table-cell office:value-type="float" office:value="9897924.6" calcext:value-type="float">
            <text:p>9897924.6</text:p>
          </table:table-cell>
          <table:table-cell office:value-type="float" office:value="240187742.17" calcext:value-type="float">
            <text:p>240187742.17</text:p>
          </table:table-cell>
          <table:table-cell office:value-type="float" office:value="236027503.04" calcext:value-type="float">
            <text:p>236027503.04</text:p>
          </table:table-cell>
          <table:table-cell office:value-type="float" office:value="6967112.13" calcext:value-type="float">
            <text:p>6967112.13</text:p>
          </table:table-cell>
          <table:table-cell office:value-type="float" office:value="39.08" calcext:value-type="float">
            <text:p>39.0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9897924.6" calcext:value-type="float">
            <text:p>9897924.6</text:p>
          </table:table-cell>
          <table:table-cell office:value-type="float" office:value="18.28" calcext:value-type="float">
            <text:p>18.28</text:p>
          </table:table-cell>
          <table:table-cell office:value-type="float" office:value="17.99" calcext:value-type="float">
            <text:p>17.99</text:p>
          </table:table-cell>
          <table:table-cell office:value-type="float" office:value="0.48" calcext:value-type="float">
            <text:p>0.48</text:p>
          </table:table-cell>
          <table:table-cell office:value-type="float" office:value="1.01" calcext:value-type="float">
            <text:p>1.01</text:p>
          </table:table-cell>
          <table:table-cell office:value-type="float" office:value="295.18" calcext:value-type="float">
            <text:p>295.18</text:p>
          </table:table-cell>
        </table:table-row>
        <table:table-row table:style-name="ro1">
          <table:table-cell/>
          <table:table-cell office:value-type="float" office:value="62332" calcext:value-type="float">
            <text:p>62332</text:p>
          </table:table-cell>
          <table:table-cell office:value-type="float" office:value="7398" calcext:value-type="float">
            <text:p>7398</text:p>
          </table:table-cell>
          <table:table-cell office:value-type="float" office:value="5477872373.87" calcext:value-type="float">
            <text:p>5477872373.87</text:p>
          </table:table-cell>
          <table:table-cell office:value-type="float" office:value="7799200885.25" calcext:value-type="float">
            <text:p>7799200885.25</text:p>
          </table:table-cell>
          <table:table-cell office:value-type="float" office:value="129085.37" calcext:value-type="float">
            <text:p>129085.37</text:p>
          </table:table-cell>
          <table:table-cell office:value-type="float" office:value="160186243" calcext:value-type="float">
            <text:p>160186243</text:p>
          </table:table-cell>
          <table:table-cell office:value-type="float" office:value="160449861.12" calcext:value-type="float">
            <text:p>160449861.12</text:p>
          </table:table-cell>
          <table:table-cell office:value-type="float" office:value="155887314.87" calcext:value-type="float">
            <text:p>15588731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29085.37" calcext:value-type="float">
            <text:p>129085.37</text:p>
          </table:table-cell>
          <table:table-cell office:value-type="float" office:value="10.35" calcext:value-type="float">
            <text:p>10.35</text:p>
          </table:table-cell>
          <table:table-cell office:value-type="float" office:value="10.36" calcext:value-type="float">
            <text:p>10.36</text:p>
          </table:table-cell>
          <table:table-cell office:value-type="float" office:value="10.07" calcext:value-type="float">
            <text:p>10.07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337" calcext:value-type="float">
            <text:p>62337</text:p>
          </table:table-cell>
          <table:table-cell office:value-type="float" office:value="2841" calcext:value-type="float">
            <text:p>2841</text:p>
          </table:table-cell>
          <table:table-cell office:value-type="float" office:value="5560831172" calcext:value-type="float">
            <text:p>5560831172</text:p>
          </table:table-cell>
          <table:table-cell office:value-type="float" office:value="8162916125.66" calcext:value-type="float">
            <text:p>8162916125.66</text:p>
          </table:table-cell>
          <table:table-cell office:value-type="float" office:value="128642" calcext:value-type="float">
            <text:p>128642</text:p>
          </table:table-cell>
          <table:table-cell office:value-type="float" office:value="167596583.33" calcext:value-type="float">
            <text:p>167596583.33</text:p>
          </table:table-cell>
          <table:table-cell office:value-type="float" office:value="168160446" calcext:value-type="float">
            <text:p>168160446</text:p>
          </table:table-cell>
          <table:table-cell office:value-type="float" office:value="161979876.33" calcext:value-type="float">
            <text:p>16197987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28642" calcext:value-type="float">
            <text:p>128642</text:p>
          </table:table-cell>
          <table:table-cell office:value-type="float" office:value="11.38" calcext:value-type="float">
            <text:p>11.38</text:p>
          </table:table-cell>
          <table:table-cell office:value-type="float" office:value="11.41" calcext:value-type="float">
            <text:p>11.41</text:p>
          </table:table-cell>
          <table:table-cell office:value-type="float" office:value="11" calcext:value-type="float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tream_d0_gramschmidt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457" calcext:value-type="float">
            <text:p>62457</text:p>
          </table:table-cell>
          <table:table-cell office:value-type="float" office:value="7279" calcext:value-type="float">
            <text:p>7279</text:p>
          </table:table-cell>
          <table:table-cell office:value-type="float" office:value="5475337962.87" calcext:value-type="float">
            <text:p>5475337962.87</text:p>
          </table:table-cell>
          <table:table-cell office:value-type="float" office:value="7814394093.25" calcext:value-type="float">
            <text:p>7814394093.25</text:p>
          </table:table-cell>
          <table:table-cell office:value-type="float" office:value="131565.5" calcext:value-type="float">
            <text:p>131565.5</text:p>
          </table:table-cell>
          <table:table-cell office:value-type="float" office:value="160153445.12" calcext:value-type="float">
            <text:p>160153445.12</text:p>
          </table:table-cell>
          <table:table-cell office:value-type="float" office:value="160444387.37" calcext:value-type="float">
            <text:p>160444387.37</text:p>
          </table:table-cell>
          <table:table-cell office:value-type="float" office:value="155950714.5" calcext:value-type="float">
            <text:p>15595071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31565.5" calcext:value-type="float">
            <text:p>131565.5</text:p>
          </table:table-cell>
          <table:table-cell office:value-type="float" office:value="10.31" calcext:value-type="float">
            <text:p>10.31</text:p>
          </table:table-cell>
          <table:table-cell office:value-type="float" office:value="10.33" calcext:value-type="float">
            <text:p>10.33</text:p>
          </table:table-cell>
          <table:table-cell office:value-type="float" office:value="10.04" calcext:value-type="float">
            <text:p>10.04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/>
          <table:table-cell office:value-type="float" office:value="62459" calcext:value-type="float">
            <text:p>62459</text:p>
          </table:table-cell>
          <table:table-cell office:value-type="float" office:value="14278" calcext:value-type="float">
            <text:p>14278</text:p>
          </table:table-cell>
          <table:table-cell office:value-type="float" office:value="859191655.29" calcext:value-type="float">
            <text:p>859191655.29</text:p>
          </table:table-cell>
          <table:table-cell office:value-type="float" office:value="5023275469.17" calcext:value-type="float">
            <text:p>5023275469.17</text:p>
          </table:table-cell>
          <table:table-cell office:value-type="float" office:value="53106541.35" calcext:value-type="float">
            <text:p>53106541.35</text:p>
          </table:table-cell>
          <table:table-cell office:value-type="float" office:value="167017956.17" calcext:value-type="float">
            <text:p>167017956.17</text:p>
          </table:table-cell>
          <table:table-cell office:value-type="float" office:value="164166706.17" calcext:value-type="float">
            <text:p>164166706.17</text:p>
          </table:table-cell>
          <table:table-cell office:value-type="float" office:value="3653888.58" calcext:value-type="float">
            <text:p>3653888.58</text:p>
          </table:table-cell>
          <table:table-cell office:value-type="float" office:value="36.17" calcext:value-type="float">
            <text:p>36.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3106541.94" calcext:value-type="float">
            <text:p>53106541.94</text:p>
          </table:table-cell>
          <table:table-cell office:value-type="float" office:value="11.73" calcext:value-type="float">
            <text:p>11.73</text:p>
          </table:table-cell>
          <table:table-cell office:value-type="float" office:value="11.54" calcext:value-type="float">
            <text:p>11.54</text:p>
          </table:table-cell>
          <table:table-cell office:value-type="float" office:value="0.24" calcext:value-type="float">
            <text:p>0.24</text:p>
          </table:table-cell>
          <table:table-cell office:value-type="float" office:value="1.01" calcext:value-type="float">
            <text:p>1.01</text:p>
          </table:table-cell>
          <table:table-cell office:value-type="float" office:value="1676.55" calcext:value-type="float">
            <text:p>1676.55</text:p>
          </table:table-cell>
        </table:table-row>
        <table:table-row table:style-name="ro1">
          <table:table-cell/>
          <table:table-cell office:value-type="float" office:value="62477" calcext:value-type="float">
            <text:p>62477</text:p>
          </table:table-cell>
          <table:table-cell office:value-type="float" office:value="6171" calcext:value-type="float">
            <text:p>6171</text:p>
          </table:table-cell>
          <table:table-cell office:value-type="float" office:value="5392764927.28" calcext:value-type="float">
            <text:p>5392764927.28</text:p>
          </table:table-cell>
          <table:table-cell office:value-type="float" office:value="7947584752.71" calcext:value-type="float">
            <text:p>7947584752.71</text:p>
          </table:table-cell>
          <table:table-cell office:value-type="float" office:value="183245.42" calcext:value-type="float">
            <text:p>183245.42</text:p>
          </table:table-cell>
          <table:table-cell office:value-type="float" office:value="165773527" calcext:value-type="float">
            <text:p>165773527</text:p>
          </table:table-cell>
          <table:table-cell office:value-type="float" office:value="166076758.85" calcext:value-type="float">
            <text:p>166076758.85</text:p>
          </table:table-cell>
          <table:table-cell office:value-type="float" office:value="161272066.42" calcext:value-type="float">
            <text:p>16127206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83245.42" calcext:value-type="float">
            <text:p>183245.42</text:p>
          </table:table-cell>
          <table:table-cell office:value-type="float" office:value="12.02" calcext:value-type="float">
            <text:p>12.02</text:p>
          </table:table-cell>
          <table:table-cell office:value-type="float" office:value="12.04" calcext:value-type="float">
            <text:p>12.04</text:p>
          </table:table-cell>
          <table:table-cell office:value-type="float" office:value="11.7" calcext:value-type="float">
            <text:p>11.7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stream_d0_syrk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613" calcext:value-type="float">
            <text:p>62613</text:p>
          </table:table-cell>
          <table:table-cell office:value-type="float" office:value="7835" calcext:value-type="float">
            <text:p>7835</text:p>
          </table:table-cell>
          <table:table-cell office:value-type="float" office:value="5475431877.62" calcext:value-type="float">
            <text:p>5475431877.62</text:p>
          </table:table-cell>
          <table:table-cell office:value-type="float" office:value="8282255758.37" calcext:value-type="float">
            <text:p>8282255758.37</text:p>
          </table:table-cell>
          <table:table-cell office:value-type="float" office:value="135458.25" calcext:value-type="float">
            <text:p>135458.25</text:p>
          </table:table-cell>
          <table:table-cell office:value-type="float" office:value="160155169.5" calcext:value-type="float">
            <text:p>160155169.5</text:p>
          </table:table-cell>
          <table:table-cell office:value-type="float" office:value="160432237.62" calcext:value-type="float">
            <text:p>160432237.62</text:p>
          </table:table-cell>
          <table:table-cell office:value-type="float" office:value="155158810.12" calcext:value-type="float">
            <text:p>15515881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35458.25" calcext:value-type="float">
            <text:p>135458.25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4" calcext:value-type="float">
            <text:p>10.34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615" calcext:value-type="float">
            <text:p>62615</text:p>
          </table:table-cell>
          <table:table-cell office:value-type="float" office:value="29041" calcext:value-type="float">
            <text:p>29041</text:p>
          </table:table-cell>
          <table:table-cell office:value-type="float" office:value="9882724004.62" calcext:value-type="float">
            <text:p>9882724004.62</text:p>
          </table:table-cell>
          <table:table-cell office:value-type="float" office:value="7534315390.97" calcext:value-type="float">
            <text:p>7534315390.97</text:p>
          </table:table-cell>
          <table:table-cell office:value-type="float" office:value="1402308.4" calcext:value-type="float">
            <text:p>1402308.4</text:p>
          </table:table-cell>
          <table:table-cell office:value-type="float" office:value="154547163.74" calcext:value-type="float">
            <text:p>154547163.74</text:p>
          </table:table-cell>
          <table:table-cell office:value-type="float" office:value="154709578.25" calcext:value-type="float">
            <text:p>154709578.25</text:p>
          </table:table-cell>
          <table:table-cell office:value-type="float" office:value="31521004.05" calcext:value-type="float">
            <text:p>31521004.05</text:p>
          </table:table-cell>
          <table:table-cell office:value-type="float" office:value="40.94" calcext:value-type="float">
            <text:p>40.9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402308.4" calcext:value-type="float">
            <text:p>1402308.4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3" calcext:value-type="float">
            <text:p>12.33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64.11" calcext:value-type="float">
            <text:p>64.11</text:p>
          </table:table-cell>
        </table:table-row>
        <table:table-row table:style-name="ro1">
          <table:table-cell/>
          <table:table-cell office:value-type="float" office:value="62633" calcext:value-type="float">
            <text:p>62633</text:p>
          </table:table-cell>
          <table:table-cell office:value-type="float" office:value="7839" calcext:value-type="float">
            <text:p>7839</text:p>
          </table:table-cell>
          <table:table-cell office:value-type="float" office:value="5475558951.5" calcext:value-type="float">
            <text:p>5475558951.5</text:p>
          </table:table-cell>
          <table:table-cell office:value-type="float" office:value="8280382367.12" calcext:value-type="float">
            <text:p>8280382367.12</text:p>
          </table:table-cell>
          <table:table-cell office:value-type="float" office:value="118703.37" calcext:value-type="float">
            <text:p>118703.37</text:p>
          </table:table-cell>
          <table:table-cell office:value-type="float" office:value="160108705.37" calcext:value-type="float">
            <text:p>160108705.37</text:p>
          </table:table-cell>
          <table:table-cell office:value-type="float" office:value="160383506.87" calcext:value-type="float">
            <text:p>160383506.87</text:p>
          </table:table-cell>
          <table:table-cell office:value-type="float" office:value="155132183.37" calcext:value-type="float">
            <text:p>15513218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18703.37" calcext:value-type="float">
            <text:p>118703.37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3" calcext:value-type="float">
            <text:p>10.33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638" calcext:value-type="float">
            <text:p>62638</text:p>
          </table:table-cell>
          <table:table-cell office:value-type="float" office:value="7833" calcext:value-type="float">
            <text:p>7833</text:p>
          </table:table-cell>
          <table:table-cell office:value-type="float" office:value="5476407648.75" calcext:value-type="float">
            <text:p>5476407648.75</text:p>
          </table:table-cell>
          <table:table-cell office:value-type="float" office:value="8279164921" calcext:value-type="float">
            <text:p>8279164921</text:p>
          </table:table-cell>
          <table:table-cell office:value-type="float" office:value="165755.5" calcext:value-type="float">
            <text:p>165755.5</text:p>
          </table:table-cell>
          <table:table-cell office:value-type="float" office:value="160157042.87" calcext:value-type="float">
            <text:p>160157042.87</text:p>
          </table:table-cell>
          <table:table-cell office:value-type="float" office:value="160466327.12" calcext:value-type="float">
            <text:p>160466327.12</text:p>
          </table:table-cell>
          <table:table-cell office:value-type="float" office:value="155133605.12" calcext:value-type="float">
            <text:p>15513360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165755.5" calcext:value-type="float">
            <text:p>165755.5</text:p>
          </table:table-cell>
          <table:table-cell office:value-type="float" office:value="10.32" calcext:value-type="float">
            <text:p>10.32</text:p>
          </table:table-cell>
          <table:table-cell office:value-type="float" office:value="10.34" calcext:value-type="float">
            <text:p>10.34</text:p>
          </table:table-cell>
          <table:table-cell office:value-type="float" office:value="10" calcext:value-type="float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2643" calcext:value-type="float">
            <text:p>62643</text:p>
          </table:table-cell>
          <table:table-cell office:value-type="float" office:value="4705" calcext:value-type="float">
            <text:p>4705</text:p>
          </table:table-cell>
          <table:table-cell office:value-type="float" office:value="5279943537" calcext:value-type="float">
            <text:p>5279943537</text:p>
          </table:table-cell>
          <table:table-cell office:value-type="float" office:value="8274774447" calcext:value-type="float">
            <text:p>8274774447</text:p>
          </table:table-cell>
          <table:table-cell office:value-type="float" office:value="188757.6" calcext:value-type="float">
            <text:p>188757.6</text:p>
          </table:table-cell>
          <table:table-cell office:value-type="float" office:value="161482083.4" calcext:value-type="float">
            <text:p>161482083.4</text:p>
          </table:table-cell>
          <table:table-cell office:value-type="float" office:value="161872491" calcext:value-type="float">
            <text:p>161872491</text:p>
          </table:table-cell>
          <table:table-cell office:value-type="float" office:value="155988270.8" calcext:value-type="float">
            <text:p>15598827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188757.6" calcext:value-type="float">
            <text:p>188757.6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4" calcext:value-type="float">
            <text:p>11.04</text:p>
          </table:table-cell>
          <table:table-cell office:value-type="float" office:value="10.64" calcext:value-type="float">
            <text:p>10.64</text:p>
          </table:table-cell>
          <table:table-cell office:value-type="float" office:value="0.99" calcext:value-type="float">
            <text:p>0.99</text:p>
          </table:table-cell>
          <table:table-cell office:value-type="float" office:value="1.04" calcext:value-type="float">
            <text:p>1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4:16.816307659</meta:creation-date>
    <dc:date>2015-12-17T17:05:00.742465674</dc:date>
    <meta:editing-duration>P0D</meta:editing-duration>
    <meta:editing-cycles>1</meta:editing-cycles>
    <meta:document-statistic meta:table-count="1" meta:cell-count="1519" meta:object-count="0"/>
    <meta:generator>LibreOffice/4.2.8.2$Linux_X86_64 LibreOffice_project/420m0$Build-2</meta:generator>
  </office:meta>
</office:document-meta>
</file>